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80.25pt"/>
    </style:style>
    <style:style style:name="co4" style:family="table-column">
      <style:table-column-properties fo:break-before="auto" style:column-width="96.46pt"/>
    </style:style>
    <style:style style:name="co5" style:family="table-column">
      <style:table-column-properties fo:break-before="auto" style:column-width="98.79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14.24pt"/>
    </style:style>
    <style:style style:name="co8" style:family="table-column">
      <style:table-column-properties fo:break-before="auto" style:column-width="102.64pt"/>
    </style:style>
    <style:style style:name="co9" style:family="table-column">
      <style:table-column-properties fo:break-before="auto" style:column-width="77.95pt"/>
    </style:style>
    <style:style style:name="co10" style:family="table-column">
      <style:table-column-properties fo:break-before="auto" style:column-width="109.59pt"/>
    </style:style>
    <style:style style:name="co11" style:family="table-column">
      <style:table-column-properties fo:break-before="auto" style:column-width="97.99pt"/>
    </style:style>
    <style:style style:name="co12" style:family="table-column">
      <style:table-column-properties fo:break-before="auto" style:column-width="112.71pt"/>
    </style:style>
    <style:style style:name="co13" style:family="table-column">
      <style:table-column-properties fo:break-before="auto" style:column-width="136.6pt"/>
    </style:style>
    <style:style style:name="co14" style:family="table-column">
      <style:table-column-properties fo:break-before="auto" style:column-width="128.89pt"/>
    </style:style>
    <style:style style:name="co15" style:family="table-column">
      <style:table-column-properties fo:break-before="auto" style:column-width="127.36pt"/>
    </style:style>
    <style:style style:name="co16" style:family="table-column">
      <style:table-column-properties fo:break-before="auto" style:column-width="159.76pt"/>
    </style:style>
    <style:style style:name="co17" style:family="table-column">
      <style:table-column-properties fo:break-before="auto" style:column-width="154.35pt"/>
    </style:style>
    <style:style style:name="co18" style:family="table-column">
      <style:table-column-properties fo:break-before="auto" style:column-width="152.05pt"/>
    </style:style>
    <style:style style:name="co19" style:family="table-column">
      <style:table-column-properties fo:break-before="auto" style:column-width="75.6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28.21pt" svg:height="384.77pt" svg:x="681.68pt" svg:y="289.87pt">
            <loext:p draw:notify-on-update-of-ranges="Sheet1.I14:Sheet1.I14 Sheet1.I15:Sheet1.I22 Sheet1.J14:Sheet1.J14 Sheet1.J15:Sheet1.J22 Sheet1.I14:Sheet1.I14 Sheet1.I15:Sheet1.I22 Sheet1.K14:Sheet1.K14 Sheet1.K15:Sheet1.K22 Sheet1.I14:Sheet1.I14 Sheet1.I15:Sheet1.I22 Sheet1.L14:Sheet1.L14 Sheet1.L15:Sheet1.L22 Sheet1.I14:Sheet1.I14 Sheet1.I15:Sheet1.I22 Sheet1.M14:Sheet1.M14 Sheet1.M15:Sheet1.M2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73.7pt" svg:height="279.35pt" svg:x="1237.15pt" svg:y="290.61pt">
            <loext:p draw:notify-on-update-of-ranges="Sheet1.O14:Sheet1.O14 Sheet1.O15:Sheet1.O22 Sheet1.P14:Sheet1.P14 Sheet1.P15:Sheet1.P22 Sheet1.O14:Sheet1.O14 Sheet1.O15:Sheet1.O22 Sheet1.Q14:Sheet1.Q14 Sheet1.Q15:Sheet1.Q22 Sheet1.O14:Sheet1.O14 Sheet1.O15:Sheet1.O22 Sheet1.R14:Sheet1.R14 Sheet1.R15:Sheet1.R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686.55pt" svg:y="811.25pt">
            <loext:p draw:notify-on-update-of-ranges="Sheet1.I55:Sheet1.I55 Sheet1.I56:Sheet1.I63 Sheet1.J55:Sheet1.J55 Sheet1.J56:Sheet1.J63 Sheet1.I55:Sheet1.I55 Sheet1.I56:Sheet1.I63 Sheet1.K55:Sheet1.K55 Sheet1.K56:Sheet1.K63 Sheet1.I55:Sheet1.I55 Sheet1.I56:Sheet1.I63 Sheet1.L55:Sheet1.L55 Sheet1.L56:Sheet1.L6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 calcext:value-type="string">
            <text:p>Xeon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10^4 poin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rogram</text:p>
          </table:table-cell>
          <table:table-cell office:value-type="string" calcext:value-type="string">
            <text:p>Workers no.</text:p>
          </table:table-cell>
          <table:table-cell office:value-type="string" calcext:value-type="string">
            <text:p>Completion Time</text:p>
          </table:table-cell>
          <table:table-cell office:value-type="string" calcext:value-type="string">
            <text:p>Trees no.</text:p>
          </table:table-cell>
          <table:table-cell office:value-type="string" calcext:value-type="string">
            <text:p>Threshold</text:p>
          </table:table-cell>
          <table:table-cell office:value-type="string" calcext:value-type="string">
            <text:p>Points no.</text:p>
          </table:table-cell>
          <table:table-cell office:value-type="string" calcext:value-type="string">
            <text:p>Average Comp. Time</text:p>
          </table:table-cell>
          <table:table-cell/>
          <table:table-cell office:value-type="string" calcext:value-type="string">
            <text:p>Upfitness time</text:p>
          </table:table-cell>
          <table:table-cell office:value-type="string" calcext:value-type="string">
            <text:p>Non Upfit time</text:p>
          </table:table-cell>
          <table:table-cell office:value-type="string" calcext:value-type="string">
            <text:p>Average Non Upfit time</text:p>
          </table:table-cell>
          <table:table-cell/>
          <table:table-cell office:value-type="string" calcext:value-type="string">
            <text:p>Average Comp. Time</text:p>
          </table:table-cell>
          <table:table-cell office:value-type="string" calcext:value-type="string">
            <text:p>Average Non Upfit tim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14.732" calcext:value-type="float">
            <text:p>514.73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4:.C8])" office:value-type="float" office:value="514.5296" calcext:value-type="float">
            <text:p>514.5296</text:p>
          </table:table-cell>
          <table:table-cell/>
          <table:table-cell office:value-type="float" office:value="513.226" calcext:value-type="float">
            <text:p>513.226</text:p>
          </table:table-cell>
          <table:table-cell table:formula="of:=[.C4]-[.I4]" office:value-type="float" office:value="1.50599999999997" calcext:value-type="float">
            <text:p>1.506</text:p>
          </table:table-cell>
          <table:table-cell table:formula="of:=AVERAGE([.J4:.J8])" office:value-type="float" office:value="1.51179999999999" calcext:value-type="float">
            <text:p>1.5118</text:p>
          </table:table-cell>
          <table:table-cell/>
          <table:table-cell table:formula="of:=[.G4]" office:value-type="float" office:value="514.5296" calcext:value-type="float">
            <text:p>514.5296</text:p>
          </table:table-cell>
          <table:table-cell table:formula="of:=[.K4]" office:value-type="float" office:value="1.51179999999999" calcext:value-type="float">
            <text:p>1.5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14.331" calcext:value-type="float">
            <text:p>514.33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512.825" calcext:value-type="float">
            <text:p>512.825</text:p>
          </table:table-cell>
          <table:table-cell table:formula="of:=[.C5]-[.I5]" office:value-type="float" office:value="1.50599999999997" calcext:value-type="float">
            <text:p>1.506</text:p>
          </table:table-cell>
          <table:table-cell table:number-columns-repeated="2"/>
          <table:table-cell table:formula="of:=[.M4]" office:value-type="float" office:value="514.5296" calcext:value-type="float">
            <text:p>514.5296</text:p>
          </table:table-cell>
          <table:table-cell table:formula="of:=[.N4]" office:value-type="float" office:value="1.51179999999999" calcext:value-type="float">
            <text:p>1.5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14.697" calcext:value-type="float">
            <text:p>514.69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513.179" calcext:value-type="float">
            <text:p>513.179</text:p>
          </table:table-cell>
          <table:table-cell table:formula="of:=[.C6]-[.I6]" office:value-type="float" office:value="1.51800000000003" calcext:value-type="float">
            <text:p>1.518</text:p>
          </table:table-cell>
          <table:table-cell table:number-columns-repeated="2"/>
          <table:table-cell table:formula="of:=[.M5]" office:value-type="float" office:value="514.5296" calcext:value-type="float">
            <text:p>514.5296</text:p>
          </table:table-cell>
          <table:table-cell table:formula="of:=[.N5]" office:value-type="float" office:value="1.51179999999999" calcext:value-type="float">
            <text:p>1.5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14.484" calcext:value-type="float">
            <text:p>514.48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512.969" calcext:value-type="float">
            <text:p>512.969</text:p>
          </table:table-cell>
          <table:table-cell table:formula="of:=[.C7]-[.I7]" office:value-type="float" office:value="1.51499999999999" calcext:value-type="float">
            <text:p>1.515</text:p>
          </table:table-cell>
          <table:table-cell table:number-columns-repeated="2"/>
          <table:table-cell table:formula="of:=[.M6]" office:value-type="float" office:value="514.5296" calcext:value-type="float">
            <text:p>514.5296</text:p>
          </table:table-cell>
          <table:table-cell table:formula="of:=[.N6]" office:value-type="float" office:value="1.51179999999999" calcext:value-type="float">
            <text:p>1.5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514.404" calcext:value-type="float">
            <text:p>514.40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512.89" calcext:value-type="float">
            <text:p>512.89</text:p>
          </table:table-cell>
          <table:table-cell table:formula="of:=[.C8]-[.I8]" office:value-type="float" office:value="1.51400000000001" calcext:value-type="float">
            <text:p>1.514</text:p>
          </table:table-cell>
          <table:table-cell table:number-columns-repeated="2"/>
          <table:table-cell table:formula="of:=[.M7]" office:value-type="float" office:value="514.5296" calcext:value-type="float">
            <text:p>514.5296</text:p>
          </table:table-cell>
          <table:table-cell table:formula="of:=[.N7]" office:value-type="float" office:value="1.51179999999999" calcext:value-type="float">
            <text:p>1.5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14.534" calcext:value-type="float">
            <text:p>514.53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9:.C13])" office:value-type="float" office:value="514.7812" calcext:value-type="float">
            <text:p>514.7812</text:p>
          </table:table-cell>
          <table:table-cell table:number-columns-repeated="5"/>
          <table:table-cell table:formula="of:=[.M8]" office:value-type="float" office:value="514.5296" calcext:value-type="float">
            <text:p>514.5296</text:p>
          </table:table-cell>
          <table:table-cell table:formula="of:=[.N8]" office:value-type="float" office:value="1.51179999999999" calcext:value-type="float">
            <text:p>1.5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15.459" calcext:value-type="float">
            <text:p>515.45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formula="of:=[.M9]" office:value-type="float" office:value="514.5296" calcext:value-type="float">
            <text:p>514.5296</text:p>
          </table:table-cell>
          <table:table-cell table:formula="of:=[.N9]" office:value-type="float" office:value="1.51179999999999" calcext:value-type="float">
            <text:p>1.5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14.968" calcext:value-type="float">
            <text:p>514.96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  <table:table-cell table:formula="of:=[.M10]" office:value-type="float" office:value="514.5296" calcext:value-type="float">
            <text:p>514.5296</text:p>
          </table:table-cell>
          <table:table-cell table:formula="of:=[.N10]" office:value-type="float" office:value="1.51179999999999" calcext:value-type="float">
            <text:p>1.511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14.618" calcext:value-type="float">
            <text:p>514.61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514.327" calcext:value-type="float">
            <text:p>514.32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59.969" calcext:value-type="float">
            <text:p>259.96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14:.C18])" office:value-type="float" office:value="263.6716" calcext:value-type="float">
            <text:p>263.6716</text:p>
          </table:table-cell>
          <table:table-cell/>
          <table:table-cell office:value-type="string" calcext:value-type="string">
            <text:p>Workers no.</text:p>
          </table:table-cell>
          <table:table-cell office:value-type="string" calcext:value-type="string">
            <text:p>Sequential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Ideal</text:p>
          </table:table-cell>
          <table:table-cell/>
          <table:table-cell office:value-type="string" calcext:value-type="string">
            <text:p>Workers no.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Ide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59.792" calcext:value-type="float">
            <text:p>259.79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G4]" office:value-type="float" office:value="514.5296" calcext:value-type="float">
            <text:p>514.5296</text:p>
          </table:table-cell>
          <table:table-cell table:formula="of:=[.G9]" office:value-type="float" office:value="514.7812" calcext:value-type="float">
            <text:p>514.7812</text:p>
          </table:table-cell>
          <table:table-cell table:formula="of:=[.G49]" office:value-type="float" office:value="514.6076" calcext:value-type="float">
            <text:p>514.6076</text:p>
          </table:table-cell>
          <table:table-cell table:formula="of:=[.N4]+([.M4]-[.N4])/[.I15]" office:value-type="float" office:value="514.5296" calcext:value-type="float">
            <text:p>514.5296</text:p>
          </table:table-cell>
          <table:table-cell/>
          <table:table-cell office:value-type="float" office:value="1" calcext:value-type="float">
            <text:p>1</text:p>
          </table:table-cell>
          <table:table-cell table:formula="of:=[.J15]/[.K15]" office:value-type="float" office:value="0.999511248662538" calcext:value-type="float">
            <text:p>0.9995112487</text:p>
          </table:table-cell>
          <table:table-cell table:formula="of:=[.J15]/[.L15]" office:value-type="float" office:value="0.999848428200439" calcext:value-type="float">
            <text:p>0.9998484282</text:p>
          </table:table-cell>
          <table:table-cell table:formula="of:=[.O15]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60.395" calcext:value-type="float">
            <text:p>260.39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J15]" office:value-type="float" office:value="514.5296" calcext:value-type="float">
            <text:p>514.5296</text:p>
          </table:table-cell>
          <table:table-cell table:formula="of:=[.G14]" office:value-type="float" office:value="263.6716" calcext:value-type="float">
            <text:p>263.6716</text:p>
          </table:table-cell>
          <table:table-cell table:formula="of:=[.G54]" office:value-type="float" office:value="267.7482" calcext:value-type="float">
            <text:p>267.7482</text:p>
          </table:table-cell>
          <table:table-cell table:formula="of:=[.N5]+([.M5]-[.N5])/[.I16]" office:value-type="float" office:value="258.0207" calcext:value-type="float">
            <text:p>258.0207</text:p>
          </table:table-cell>
          <table:table-cell/>
          <table:table-cell office:value-type="float" office:value="2" calcext:value-type="float">
            <text:p>2</text:p>
          </table:table-cell>
          <table:table-cell table:formula="of:=[.J16]/[.K16]" office:value-type="float" office:value="1.95140318487088" calcext:value-type="float">
            <text:p>1.9514031849</text:p>
          </table:table-cell>
          <table:table-cell table:formula="of:=[.J16]/[.L16]" office:value-type="float" office:value="1.92169209727647" calcext:value-type="float">
            <text:p>1.9216920973</text:p>
          </table:table-cell>
          <table:table-cell table:formula="of:=[.O16]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78.131" calcext:value-type="float">
            <text:p>278.13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J16]" office:value-type="float" office:value="514.5296" calcext:value-type="float">
            <text:p>514.5296</text:p>
          </table:table-cell>
          <table:table-cell table:formula="of:=[.G19]" office:value-type="float" office:value="139.4944" calcext:value-type="float">
            <text:p>139.4944</text:p>
          </table:table-cell>
          <table:table-cell table:formula="of:=[.G59]" office:value-type="float" office:value="138.4456" calcext:value-type="float">
            <text:p>138.4456</text:p>
          </table:table-cell>
          <table:table-cell table:formula="of:=[.N6]+([.M6]-[.N6])/[.I17]" office:value-type="float" office:value="129.76625" calcext:value-type="float">
            <text:p>129.76625</text:p>
          </table:table-cell>
          <table:table-cell/>
          <table:table-cell office:value-type="float" office:value="4" calcext:value-type="float">
            <text:p>4</text:p>
          </table:table-cell>
          <table:table-cell table:formula="of:=[.J17]/[.K17]" office:value-type="float" office:value="3.6885322995045" calcext:value-type="float">
            <text:p>3.6885322995</text:p>
          </table:table-cell>
          <table:table-cell table:formula="of:=[.J17]/[.L17]" office:value-type="float" office:value="3.71647491866842" calcext:value-type="float">
            <text:p>3.7164749187</text:p>
          </table:table-cell>
          <table:table-cell table:formula="of:=[.O17]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260.071" calcext:value-type="float">
            <text:p>260.07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J17]" office:value-type="float" office:value="514.5296" calcext:value-type="float">
            <text:p>514.5296</text:p>
          </table:table-cell>
          <table:table-cell table:formula="of:=[.G24]" office:value-type="float" office:value="73.70926" calcext:value-type="float">
            <text:p>73.70926</text:p>
          </table:table-cell>
          <table:table-cell table:formula="of:=[.G64]" office:value-type="float" office:value="75.2508" calcext:value-type="float">
            <text:p>75.2508</text:p>
          </table:table-cell>
          <table:table-cell table:formula="of:=[.N7]+([.M7]-[.N7])/[.I18]" office:value-type="float" office:value="65.639025" calcext:value-type="float">
            <text:p>65.639025</text:p>
          </table:table-cell>
          <table:table-cell/>
          <table:table-cell office:value-type="float" office:value="8" calcext:value-type="float">
            <text:p>8</text:p>
          </table:table-cell>
          <table:table-cell table:formula="of:=[.J18]/[.K18]" office:value-type="float" office:value="6.98052863371577" calcext:value-type="float">
            <text:p>6.9805286337</text:p>
          </table:table-cell>
          <table:table-cell table:formula="of:=[.J18]/[.L18]" office:value-type="float" office:value="6.83752996645883" calcext:value-type="float">
            <text:p>6.8375299665</text:p>
          </table:table-cell>
          <table:table-cell table:formula="of:=[.O18]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41.75" calcext:value-type="float">
            <text:p>141.7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19:.C23])" office:value-type="float" office:value="139.4944" calcext:value-type="float">
            <text:p>139.4944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J18]" office:value-type="float" office:value="514.5296" calcext:value-type="float">
            <text:p>514.5296</text:p>
          </table:table-cell>
          <table:table-cell table:formula="of:=[.G29]" office:value-type="float" office:value="42.68746" calcext:value-type="float">
            <text:p>42.68746</text:p>
          </table:table-cell>
          <table:table-cell table:formula="of:=[.G69]" office:value-type="float" office:value="42.5277" calcext:value-type="float">
            <text:p>42.5277</text:p>
          </table:table-cell>
          <table:table-cell table:formula="of:=[.N8]+([.M8]-[.N8])/[.I19]" office:value-type="float" office:value="33.5754125" calcext:value-type="float">
            <text:p>33.5754125</text:p>
          </table:table-cell>
          <table:table-cell/>
          <table:table-cell office:value-type="float" office:value="16" calcext:value-type="float">
            <text:p>16</text:p>
          </table:table-cell>
          <table:table-cell table:formula="of:=[.J19]/[.K19]" office:value-type="float" office:value="12.0534133443405" calcext:value-type="float">
            <text:p>12.0534133443</text:p>
          </table:table-cell>
          <table:table-cell table:formula="of:=[.J19]/[.L19]" office:value-type="float" office:value="12.0986933222347" calcext:value-type="float">
            <text:p>12.0986933222</text:p>
          </table:table-cell>
          <table:table-cell table:formula="of:=[.O19]"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37.129" calcext:value-type="float">
            <text:p>137.12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J19]" office:value-type="float" office:value="514.5296" calcext:value-type="float">
            <text:p>514.5296</text:p>
          </table:table-cell>
          <table:table-cell table:formula="of:=[.G34]" office:value-type="float" office:value="25.04268" calcext:value-type="float">
            <text:p>25.04268</text:p>
          </table:table-cell>
          <table:table-cell table:formula="of:=[.G74]" office:value-type="float" office:value="24.93386" calcext:value-type="float">
            <text:p>24.93386</text:p>
          </table:table-cell>
          <table:table-cell table:formula="of:=[.N9]+([.M9]-[.N9])/[.I20]" office:value-type="float" office:value="17.54360625" calcext:value-type="float">
            <text:p>17.54360625</text:p>
          </table:table-cell>
          <table:table-cell/>
          <table:table-cell office:value-type="float" office:value="32" calcext:value-type="float">
            <text:p>32</text:p>
          </table:table-cell>
          <table:table-cell table:formula="of:=[.J20]/[.K20]" office:value-type="float" office:value="20.5461076849602" calcext:value-type="float">
            <text:p>20.546107685</text:p>
          </table:table-cell>
          <table:table-cell table:formula="of:=[.J20]/[.L20]" office:value-type="float" office:value="20.6357780143147" calcext:value-type="float">
            <text:p>20.6357780143</text:p>
          </table:table-cell>
          <table:table-cell table:formula="of:=[.O20]"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35.722" calcext:value-type="float">
            <text:p>135.72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J20]" office:value-type="float" office:value="514.5296" calcext:value-type="float">
            <text:p>514.5296</text:p>
          </table:table-cell>
          <table:table-cell table:formula="of:=[.G39]" office:value-type="float" office:value="16.4186" calcext:value-type="float">
            <text:p>16.4186</text:p>
          </table:table-cell>
          <table:table-cell table:formula="of:=[.G79]" office:value-type="float" office:value="20.20764" calcext:value-type="float">
            <text:p>20.20764</text:p>
          </table:table-cell>
          <table:table-cell table:formula="of:=[.N10]+([.M10]-[.N10])/[.I21]" office:value-type="float" office:value="9.527703125" calcext:value-type="float">
            <text:p>9.527703125</text:p>
          </table:table-cell>
          <table:table-cell/>
          <table:table-cell office:value-type="float" office:value="64" calcext:value-type="float">
            <text:p>64</text:p>
          </table:table-cell>
          <table:table-cell table:formula="of:=[.J21]/[.K21]" office:value-type="float" office:value="31.3382139768311" calcext:value-type="float">
            <text:p>31.3382139768</text:p>
          </table:table-cell>
          <table:table-cell table:formula="of:=[.J21]/[.L21]" office:value-type="float" office:value="25.4621321440802" calcext:value-type="float">
            <text:p>25.4621321441</text:p>
          </table:table-cell>
          <table:table-cell table:formula="of:=[.O21]" office:value-type="float" office:value="64" calcext:value-type="float">
            <text:p>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36.777" calcext:value-type="float">
            <text:p>136.77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J21]" office:value-type="float" office:value="514.5296" calcext:value-type="float">
            <text:p>514.5296</text:p>
          </table:table-cell>
          <table:table-cell table:formula="of:=[.G44]" office:value-type="float" office:value="12.81412" calcext:value-type="float">
            <text:p>12.81412</text:p>
          </table:table-cell>
          <table:table-cell table:formula="of:=[.G84]" office:value-type="float" office:value="29.94244" calcext:value-type="float">
            <text:p>29.94244</text:p>
          </table:table-cell>
          <table:table-cell table:formula="of:=[.N11]+([.M11]-[.N11])/[.I22]" office:value-type="float" office:value="5.51975156249999" calcext:value-type="float">
            <text:p>5.5197515625</text:p>
          </table:table-cell>
          <table:table-cell/>
          <table:table-cell office:value-type="float" office:value="128" calcext:value-type="float">
            <text:p>128</text:p>
          </table:table-cell>
          <table:table-cell table:formula="of:=[.J22]/[.K22]" office:value-type="float" office:value="40.1533308568985" calcext:value-type="float">
            <text:p>40.1533308569</text:p>
          </table:table-cell>
          <table:table-cell table:formula="of:=[.J22]/[.L22]" office:value-type="float" office:value="17.183956952072" calcext:value-type="float">
            <text:p>17.1839569521</text:p>
          </table:table-cell>
          <table:table-cell table:formula="of:=[.O22]" office:value-type="float" office:value="128" calcext:value-type="float">
            <text:p>1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146.094" calcext:value-type="float">
            <text:p>146.09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73.3329" calcext:value-type="float">
            <text:p>73.332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24:.C28])" office:value-type="float" office:value="73.70926" calcext:value-type="float">
            <text:p>73.7092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73.408" calcext:value-type="float">
            <text:p>73.40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74.6651" calcext:value-type="float">
            <text:p>74.665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73.2714" calcext:value-type="float">
            <text:p>73.271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73.8689" calcext:value-type="float">
            <text:p>73.868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43.4429" calcext:value-type="float">
            <text:p>43.442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29:.C33])" office:value-type="float" office:value="42.68746" calcext:value-type="float">
            <text:p>42.6874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43.456" calcext:value-type="float">
            <text:p>43.45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41.9825" calcext:value-type="float">
            <text:p>41.982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42.9786" calcext:value-type="float">
            <text:p>42.978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41.5773" calcext:value-type="float">
            <text:p>41.577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4.7868" calcext:value-type="float">
            <text:p>24.786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34:.C38])" office:value-type="float" office:value="25.04268" calcext:value-type="float">
            <text:p>25.04268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4.9047" calcext:value-type="float">
            <text:p>24.904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5.0615" calcext:value-type="float">
            <text:p>25.061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5.1705" calcext:value-type="float">
            <text:p>25.170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5.2899" calcext:value-type="float">
            <text:p>25.289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6.2965" calcext:value-type="float">
            <text:p>16.296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39:.C43])" office:value-type="float" office:value="16.4186" calcext:value-type="float">
            <text:p>16.418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6.3118" calcext:value-type="float">
            <text:p>16.311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6.3886" calcext:value-type="float">
            <text:p>16.388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6.6682" calcext:value-type="float">
            <text:p>16.668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6.4279" calcext:value-type="float">
            <text:p>16.427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2.7906" calcext:value-type="float">
            <text:p>12.790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44:.C48])" office:value-type="float" office:value="12.81412" calcext:value-type="float">
            <text:p>12.8141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2.9523" calcext:value-type="float">
            <text:p>12.952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2.9147" calcext:value-type="float">
            <text:p>12.914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2.6259" calcext:value-type="float">
            <text:p>12.625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2.7871" calcext:value-type="float">
            <text:p>12.787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514.313" calcext:value-type="float">
            <text:p>514.31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49:.C53])" office:value-type="float" office:value="514.6076" calcext:value-type="float">
            <text:p>514.607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515.037" calcext:value-type="float">
            <text:p>515.03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514.72" calcext:value-type="float">
            <text:p>514.7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514.317" calcext:value-type="float">
            <text:p>514.31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514.651" calcext:value-type="float">
            <text:p>514.65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59.807" calcext:value-type="float">
            <text:p>259.80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54:.C58])" office:value-type="float" office:value="267.7482" calcext:value-type="float">
            <text:p>267.7482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59.672" calcext:value-type="float">
            <text:p>259.67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string" calcext:value-type="string">
            <text:p>Workers no.</text:p>
          </table:table-cell>
          <table:table-cell office:value-type="string" calcext:value-type="string">
            <text:p>FastFlow</text:p>
          </table:table-cell>
          <table:table-cell office:value-type="string" calcext:value-type="string">
            <text:p>Thread</text:p>
          </table:table-cell>
          <table:table-cell office:value-type="string" calcext:value-type="string">
            <text:p>Ideal</text:p>
          </table:table-cell>
          <table:table-cell table:number-columns-repeated="2"/>
          <table:table-cell office:value-type="string" calcext:value-type="string">
            <text:p>Workers no.</text:p>
          </table:table-cell>
          <table:table-cell office:value-type="string" calcext:value-type="string">
            <text:p>FF 10k points, 2.4k trees</text:p>
          </table:table-cell>
          <table:table-cell office:value-type="string" calcext:value-type="string">
            <text:p>FF 1k points, 2.4k trees</text:p>
          </table:table-cell>
          <table:table-cell office:value-type="string" calcext:value-type="string">
            <text:p>FF 1k points, 1.2k trees</text:p>
          </table:table-cell>
          <table:table-cell office:value-type="string" calcext:value-type="string">
            <text:p>Threads 10k points, 2.4k trees</text:p>
          </table:table-cell>
          <table:table-cell office:value-type="string" calcext:value-type="string">
            <text:p>Threads 1k points, 2.4k trees</text:p>
          </table:table-cell>
          <table:table-cell office:value-type="string" calcext:value-type="string">
            <text:p>Threads 1k points, 1.2k trees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79.607" calcext:value-type="float">
            <text:p>279.60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M15]/[.K15]" office:value-type="float" office:value="0.999511248662538" calcext:value-type="float">
            <text:p>0.9995112487</text:p>
          </table:table-cell>
          <table:table-cell table:formula="of:=[.M15]/[.L15]" office:value-type="float" office:value="0.999848428200439" calcext:value-type="float">
            <text:p>0.999848428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59.774" calcext:value-type="float">
            <text:p>259.77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M16]/[.K16]" office:value-type="float" office:value="0.97856841616617" calcext:value-type="float">
            <text:p>0.9785684162</text:p>
          </table:table-cell>
          <table:table-cell table:formula="of:=[.M16]/[.L16]" office:value-type="float" office:value="0.963669223546601" calcext:value-type="float">
            <text:p>0.96366922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279.881" calcext:value-type="float">
            <text:p>279.88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M17]/[.K17]" office:value-type="float" office:value="0.930261358162048" calcext:value-type="float">
            <text:p>0.9302613582</text:p>
          </table:table-cell>
          <table:table-cell table:formula="of:=[.M17]/[.L17]" office:value-type="float" office:value="0.937308589077587" calcext:value-type="float">
            <text:p>0.937308589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37.533" calcext:value-type="float">
            <text:p>137.53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59:.C63])" office:value-type="float" office:value="138.4456" calcext:value-type="float">
            <text:p>138.4456</text:p>
          </table:table-cell>
          <table:table-cell/>
          <table:table-cell office:value-type="float" office:value="8" calcext:value-type="float">
            <text:p>8</text:p>
          </table:table-cell>
          <table:table-cell table:formula="of:=[.M18]/[.K18]" office:value-type="float" office:value="0.890512603165464" calcext:value-type="float">
            <text:p>0.8905126032</text:p>
          </table:table-cell>
          <table:table-cell table:formula="of:=[.M18]/[.L18]" office:value-type="float" office:value="0.872270128689662" calcext:value-type="float">
            <text:p>0.872270128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36.027" calcext:value-type="float">
            <text:p>136.02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M19]/[.K19]" office:value-type="float" office:value="0.786540414913419" calcext:value-type="float">
            <text:p>0.7865404149</text:p>
          </table:table-cell>
          <table:table-cell table:formula="of:=[.M19]/[.L19]" office:value-type="float" office:value="0.789495140814105" calcext:value-type="float">
            <text:p>0.78949514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45.374" calcext:value-type="float">
            <text:p>145.37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M20]/[.K20]" office:value-type="float" office:value="0.70054827398665" calcext:value-type="float">
            <text:p>0.700548274</text:p>
          </table:table-cell>
          <table:table-cell table:formula="of:=[.M20]/[.L20]" office:value-type="float" office:value="0.70360570926443" calcext:value-type="float">
            <text:p>0.703605709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37.874" calcext:value-type="float">
            <text:p>137.87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formula="of:=[.M21]/[.K21]" office:value-type="float" office:value="0.580299363222199" calcext:value-type="float">
            <text:p>0.5802993632</text:p>
          </table:table-cell>
          <table:table-cell table:formula="of:=[.M21]/[.L21]" office:value-type="float" office:value="0.471490145558808" calcext:value-type="float">
            <text:p>0.471490145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135.42" calcext:value-type="float">
            <text:p>135.4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formula="of:=[.M22]/[.K22]" office:value-type="float" office:value="0.430755413754514" calcext:value-type="float">
            <text:p>0.4307554138</text:p>
          </table:table-cell>
          <table:table-cell table:formula="of:=[.M22]/[.L22]" office:value-type="float" office:value="0.184345416155129" calcext:value-type="float">
            <text:p>0.184345416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73.2734" calcext:value-type="float">
            <text:p>73.273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64:.C68])" office:value-type="float" office:value="75.2508" calcext:value-type="float">
            <text:p>75.2508</text:p>
          </table:table-cell>
          <table:table-cell table:number-columns-repeated="8"/>
          <table:table-cell office:value-type="string" calcext:value-type="string">
            <text:p>FF 10k points, 2.4k trees(1)</text:p>
          </table:table-cell>
          <table:table-cell office:value-type="string" calcext:value-type="string">
            <text:p>FF 1k points, 2.4k trees(1)</text:p>
          </table:table-cell>
          <table:table-cell office:value-type="string" calcext:value-type="string">
            <text:p>FF 1k points, 1.2k trees(1)</text:p>
          </table:table-cell>
          <table:table-cell office:value-type="string" calcext:value-type="string">
            <text:p>Threads 10k points, 2.4k trees(1)</text:p>
          </table:table-cell>
          <table:table-cell office:value-type="string" calcext:value-type="string">
            <text:p>Threads 1k points, 2.4k trees(1)</text:p>
          </table:table-cell>
          <table:table-cell office:value-type="string" calcext:value-type="string">
            <text:p>Threads 1k points, 1.2k trees(1)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73.4143" calcext:value-type="float">
            <text:p>73.414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15]" office:value-type="float" office:value="514.7812" calcext:value-type="float">
            <text:p>514.7812</text:p>
          </table:table-cell>
          <table:table-cell table:formula="of:=[.G98]" office:value-type="float" office:value="73.2945142857143" calcext:value-type="float">
            <text:p>73.2945142857</text:p>
          </table:table-cell>
          <table:table-cell table:formula="of:=[.G219]" office:value-type="float" office:value="31.9187" calcext:value-type="float">
            <text:p>31.9187</text:p>
          </table:table-cell>
          <table:table-cell table:formula="of:=[.L15]" office:value-type="float" office:value="514.6076" calcext:value-type="float">
            <text:p>514.6076</text:p>
          </table:table-cell>
          <table:table-cell table:formula="of:=[.G154]" office:value-type="float" office:value="73.4443571428571" calcext:value-type="float">
            <text:p>73.4443571429</text:p>
          </table:table-cell>
          <table:table-cell table:formula="of:=[.G275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80.0849" calcext:value-type="float">
            <text:p>80.084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P65]" office:value-type="float" office:value="514.7812" calcext:value-type="float">
            <text:p>514.7812</text:p>
          </table:table-cell>
          <table:table-cell table:formula="of:=[.Q65]" office:value-type="float" office:value="73.2945142857143" calcext:value-type="float">
            <text:p>73.2945142857</text:p>
          </table:table-cell>
          <table:table-cell table:formula="of:=[.R65]" office:value-type="float" office:value="31.9187" calcext:value-type="float">
            <text:p>31.9187</text:p>
          </table:table-cell>
          <table:table-cell table:formula="of:=[.S65]" office:value-type="float" office:value="514.6076" calcext:value-type="float">
            <text:p>514.6076</text:p>
          </table:table-cell>
          <table:table-cell table:formula="of:=[.T65]" office:value-type="float" office:value="73.4443571428571" calcext:value-type="float">
            <text:p>73.4443571429</text:p>
          </table:table-cell>
          <table:table-cell table:formula="of:=[.U65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74.3106" calcext:value-type="float">
            <text:p>74.310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P66]" office:value-type="float" office:value="514.7812" calcext:value-type="float">
            <text:p>514.7812</text:p>
          </table:table-cell>
          <table:table-cell table:formula="of:=[.Q66]" office:value-type="float" office:value="73.2945142857143" calcext:value-type="float">
            <text:p>73.2945142857</text:p>
          </table:table-cell>
          <table:table-cell table:formula="of:=[.R66]" office:value-type="float" office:value="31.9187" calcext:value-type="float">
            <text:p>31.9187</text:p>
          </table:table-cell>
          <table:table-cell table:formula="of:=[.S66]" office:value-type="float" office:value="514.6076" calcext:value-type="float">
            <text:p>514.6076</text:p>
          </table:table-cell>
          <table:table-cell table:formula="of:=[.T66]" office:value-type="float" office:value="73.4443571428571" calcext:value-type="float">
            <text:p>73.4443571429</text:p>
          </table:table-cell>
          <table:table-cell table:formula="of:=[.U66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75.1708" calcext:value-type="float">
            <text:p>75.170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P67]" office:value-type="float" office:value="514.7812" calcext:value-type="float">
            <text:p>514.7812</text:p>
          </table:table-cell>
          <table:table-cell table:formula="of:=[.Q67]" office:value-type="float" office:value="73.2945142857143" calcext:value-type="float">
            <text:p>73.2945142857</text:p>
          </table:table-cell>
          <table:table-cell table:formula="of:=[.R67]" office:value-type="float" office:value="31.9187" calcext:value-type="float">
            <text:p>31.9187</text:p>
          </table:table-cell>
          <table:table-cell table:formula="of:=[.S67]" office:value-type="float" office:value="514.6076" calcext:value-type="float">
            <text:p>514.6076</text:p>
          </table:table-cell>
          <table:table-cell table:formula="of:=[.T67]" office:value-type="float" office:value="73.4443571428571" calcext:value-type="float">
            <text:p>73.4443571429</text:p>
          </table:table-cell>
          <table:table-cell table:formula="of:=[.U67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41.4995" calcext:value-type="float">
            <text:p>41.499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69:.C73])" office:value-type="float" office:value="42.5277" calcext:value-type="float">
            <text:p>42.5277</text:p>
          </table:table-cell>
          <table:table-cell table:number-columns-repeated="8"/>
          <table:table-cell table:formula="of:=[.P68]" office:value-type="float" office:value="514.7812" calcext:value-type="float">
            <text:p>514.7812</text:p>
          </table:table-cell>
          <table:table-cell table:formula="of:=[.Q68]" office:value-type="float" office:value="73.2945142857143" calcext:value-type="float">
            <text:p>73.2945142857</text:p>
          </table:table-cell>
          <table:table-cell table:formula="of:=[.R68]" office:value-type="float" office:value="31.9187" calcext:value-type="float">
            <text:p>31.9187</text:p>
          </table:table-cell>
          <table:table-cell table:formula="of:=[.S68]" office:value-type="float" office:value="514.6076" calcext:value-type="float">
            <text:p>514.6076</text:p>
          </table:table-cell>
          <table:table-cell table:formula="of:=[.T68]" office:value-type="float" office:value="73.4443571428571" calcext:value-type="float">
            <text:p>73.4443571429</text:p>
          </table:table-cell>
          <table:table-cell table:formula="of:=[.U68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41.718" calcext:value-type="float">
            <text:p>41.71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P69]" office:value-type="float" office:value="514.7812" calcext:value-type="float">
            <text:p>514.7812</text:p>
          </table:table-cell>
          <table:table-cell table:formula="of:=[.Q69]" office:value-type="float" office:value="73.2945142857143" calcext:value-type="float">
            <text:p>73.2945142857</text:p>
          </table:table-cell>
          <table:table-cell table:formula="of:=[.R69]" office:value-type="float" office:value="31.9187" calcext:value-type="float">
            <text:p>31.9187</text:p>
          </table:table-cell>
          <table:table-cell table:formula="of:=[.S69]" office:value-type="float" office:value="514.6076" calcext:value-type="float">
            <text:p>514.6076</text:p>
          </table:table-cell>
          <table:table-cell table:formula="of:=[.T69]" office:value-type="float" office:value="73.4443571428571" calcext:value-type="float">
            <text:p>73.4443571429</text:p>
          </table:table-cell>
          <table:table-cell table:formula="of:=[.U69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43.1278" calcext:value-type="float">
            <text:p>43.127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P70]" office:value-type="float" office:value="514.7812" calcext:value-type="float">
            <text:p>514.7812</text:p>
          </table:table-cell>
          <table:table-cell table:formula="of:=[.Q70]" office:value-type="float" office:value="73.2945142857143" calcext:value-type="float">
            <text:p>73.2945142857</text:p>
          </table:table-cell>
          <table:table-cell table:formula="of:=[.R70]" office:value-type="float" office:value="31.9187" calcext:value-type="float">
            <text:p>31.9187</text:p>
          </table:table-cell>
          <table:table-cell table:formula="of:=[.S70]" office:value-type="float" office:value="514.6076" calcext:value-type="float">
            <text:p>514.6076</text:p>
          </table:table-cell>
          <table:table-cell table:formula="of:=[.T70]" office:value-type="float" office:value="73.4443571428571" calcext:value-type="float">
            <text:p>73.4443571429</text:p>
          </table:table-cell>
          <table:table-cell table:formula="of:=[.U70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43.2352" calcext:value-type="float">
            <text:p>43.235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P71]" office:value-type="float" office:value="514.7812" calcext:value-type="float">
            <text:p>514.7812</text:p>
          </table:table-cell>
          <table:table-cell table:formula="of:=[.Q71]" office:value-type="float" office:value="73.2945142857143" calcext:value-type="float">
            <text:p>73.2945142857</text:p>
          </table:table-cell>
          <table:table-cell table:formula="of:=[.R71]" office:value-type="float" office:value="31.9187" calcext:value-type="float">
            <text:p>31.9187</text:p>
          </table:table-cell>
          <table:table-cell table:formula="of:=[.S71]" office:value-type="float" office:value="514.6076" calcext:value-type="float">
            <text:p>514.6076</text:p>
          </table:table-cell>
          <table:table-cell table:formula="of:=[.T71]" office:value-type="float" office:value="73.4443571428571" calcext:value-type="float">
            <text:p>73.4443571429</text:p>
          </table:table-cell>
          <table:table-cell table:formula="of:=[.U71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43.058" calcext:value-type="float">
            <text:p>43.05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office:value-type="string" calcext:value-type="string">
            <text:p>FF 10k points, 2.4k trees(n)</text:p>
          </table:table-cell>
          <table:table-cell office:value-type="string" calcext:value-type="string">
            <text:p>FF 1k points, 2.4k trees(n)</text:p>
          </table:table-cell>
          <table:table-cell office:value-type="string" calcext:value-type="string">
            <text:p>FF 1k points, 1.2k trees(n)</text:p>
          </table:table-cell>
          <table:table-cell office:value-type="string" calcext:value-type="string">
            <text:p>Threads 10k points, 2.4k trees(n)</text:p>
          </table:table-cell>
          <table:table-cell office:value-type="string" calcext:value-type="string">
            <text:p>Threads 1k points, 2.4k trees(n)</text:p>
          </table:table-cell>
          <table:table-cell office:value-type="string" calcext:value-type="string">
            <text:p>Threads 1k points, 1.2k trees(n)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4.7527" calcext:value-type="float">
            <text:p>24.752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74:.C78])" office:value-type="float" office:value="24.93386" calcext:value-type="float">
            <text:p>24.93386</text:p>
          </table:table-cell>
          <table:table-cell table:number-columns-repeated="8"/>
          <table:table-cell table:formula="of:=[.K15]" office:value-type="float" office:value="514.7812" calcext:value-type="float">
            <text:p>514.7812</text:p>
          </table:table-cell>
          <table:table-cell table:formula="of:=[.G98]" office:value-type="float" office:value="73.2945142857143" calcext:value-type="float">
            <text:p>73.2945142857</text:p>
          </table:table-cell>
          <table:table-cell table:formula="of:=[.G219]" office:value-type="float" office:value="31.9187" calcext:value-type="float">
            <text:p>31.9187</text:p>
          </table:table-cell>
          <table:table-cell table:formula="of:=[.L15]" office:value-type="float" office:value="514.6076" calcext:value-type="float">
            <text:p>514.6076</text:p>
          </table:table-cell>
          <table:table-cell table:formula="of:=[.G154]" office:value-type="float" office:value="73.4443571428571" calcext:value-type="float">
            <text:p>73.4443571429</text:p>
          </table:table-cell>
          <table:table-cell table:formula="of:=[.G275]" office:value-type="float" office:value="31.8993" calcext:value-type="float">
            <text:p>31.899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5.1402" calcext:value-type="float">
            <text:p>25.140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16]" office:value-type="float" office:value="263.6716" calcext:value-type="float">
            <text:p>263.6716</text:p>
          </table:table-cell>
          <table:table-cell table:formula="of:=[.G105]" office:value-type="float" office:value="37.7244285714286" calcext:value-type="float">
            <text:p>37.7244285714</text:p>
          </table:table-cell>
          <table:table-cell table:formula="of:=[.G226]" office:value-type="float" office:value="16.5254428571429" calcext:value-type="float">
            <text:p>16.5254428571</text:p>
          </table:table-cell>
          <table:table-cell table:formula="of:=[.L16]" office:value-type="float" office:value="267.7482" calcext:value-type="float">
            <text:p>267.7482</text:p>
          </table:table-cell>
          <table:table-cell table:formula="of:=[.G161]" office:value-type="float" office:value="37.5968571428571" calcext:value-type="float">
            <text:p>37.5968571429</text:p>
          </table:table-cell>
          <table:table-cell table:formula="of:=[.G282]" office:value-type="float" office:value="16.5031285714286" calcext:value-type="float">
            <text:p>16.5031285714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5.019" calcext:value-type="float">
            <text:p>25.01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17]" office:value-type="float" office:value="139.4944" calcext:value-type="float">
            <text:p>139.4944</text:p>
          </table:table-cell>
          <table:table-cell table:formula="of:=[.G112]" office:value-type="float" office:value="21.0872714285714" calcext:value-type="float">
            <text:p>21.0872714286</text:p>
          </table:table-cell>
          <table:table-cell table:formula="of:=[.G233]" office:value-type="float" office:value="9.26848428571429" calcext:value-type="float">
            <text:p>9.2684842857</text:p>
          </table:table-cell>
          <table:table-cell table:formula="of:=[.L17]" office:value-type="float" office:value="138.4456" calcext:value-type="float">
            <text:p>138.4456</text:p>
          </table:table-cell>
          <table:table-cell table:formula="of:=[.G168]" office:value-type="float" office:value="21.1734142857143" calcext:value-type="float">
            <text:p>21.1734142857</text:p>
          </table:table-cell>
          <table:table-cell table:formula="of:=[.G289]" office:value-type="float" office:value="9.23571" calcext:value-type="float">
            <text:p>9.23571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4.9187" calcext:value-type="float">
            <text:p>24.918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18]" office:value-type="float" office:value="73.70926" calcext:value-type="float">
            <text:p>73.70926</text:p>
          </table:table-cell>
          <table:table-cell table:formula="of:=[.G119]" office:value-type="float" office:value="12.6295142857143" calcext:value-type="float">
            <text:p>12.6295142857</text:p>
          </table:table-cell>
          <table:table-cell table:formula="of:=[.G240]" office:value-type="float" office:value="5.48818428571429" calcext:value-type="float">
            <text:p>5.4881842857</text:p>
          </table:table-cell>
          <table:table-cell table:formula="of:=[.L18]" office:value-type="float" office:value="75.2508" calcext:value-type="float">
            <text:p>75.2508</text:p>
          </table:table-cell>
          <table:table-cell table:formula="of:=[.G175]" office:value-type="float" office:value="12.7461571428571" calcext:value-type="float">
            <text:p>12.7461571429</text:p>
          </table:table-cell>
          <table:table-cell table:formula="of:=[.G296]" office:value-type="float" office:value="5.50091571428572" calcext:value-type="float">
            <text:p>5.500915714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4.8387" calcext:value-type="float">
            <text:p>24.838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19]" office:value-type="float" office:value="42.68746" calcext:value-type="float">
            <text:p>42.68746</text:p>
          </table:table-cell>
          <table:table-cell table:formula="of:=[.G126]" office:value-type="float" office:value="7.92878428571429" calcext:value-type="float">
            <text:p>7.9287842857</text:p>
          </table:table-cell>
          <table:table-cell table:formula="of:=[.G247]" office:value-type="float" office:value="3.49564142857143" calcext:value-type="float">
            <text:p>3.4956414286</text:p>
          </table:table-cell>
          <table:table-cell table:formula="of:=[.L19]" office:value-type="float" office:value="42.5277" calcext:value-type="float">
            <text:p>42.5277</text:p>
          </table:table-cell>
          <table:table-cell table:formula="of:=[.G182]" office:value-type="float" office:value="7.87500285714286" calcext:value-type="float">
            <text:p>7.8750028571</text:p>
          </table:table-cell>
          <table:table-cell table:formula="of:=[.G303]" office:value-type="float" office:value="3.48438285714286" calcext:value-type="float">
            <text:p>3.4843828571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19.9756" calcext:value-type="float">
            <text:p>19.975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79:.C83])" office:value-type="float" office:value="20.20764" calcext:value-type="float">
            <text:p>20.20764</text:p>
          </table:table-cell>
          <table:table-cell table:number-columns-repeated="8"/>
          <table:table-cell table:formula="of:=[.K20]" office:value-type="float" office:value="25.04268" calcext:value-type="float">
            <text:p>25.04268</text:p>
          </table:table-cell>
          <table:table-cell table:formula="of:=[.G133]" office:value-type="float" office:value="5.27360571428571" calcext:value-type="float">
            <text:p>5.2736057143</text:p>
          </table:table-cell>
          <table:table-cell table:formula="of:=[.G254]" office:value-type="float" office:value="2.39649857142857" calcext:value-type="float">
            <text:p>2.3964985714</text:p>
          </table:table-cell>
          <table:table-cell table:formula="of:=[.L20]" office:value-type="float" office:value="24.93386" calcext:value-type="float">
            <text:p>24.93386</text:p>
          </table:table-cell>
          <table:table-cell table:formula="of:=[.G189]" office:value-type="float" office:value="5.12511285714286" calcext:value-type="float">
            <text:p>5.1251128571</text:p>
          </table:table-cell>
          <table:table-cell table:formula="of:=[.G310]" office:value-type="float" office:value="2.43245" calcext:value-type="float">
            <text:p>2.43245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0.2473" calcext:value-type="float">
            <text:p>20.247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21]" office:value-type="float" office:value="16.4186" calcext:value-type="float">
            <text:p>16.4186</text:p>
          </table:table-cell>
          <table:table-cell table:formula="of:=[.G140]" office:value-type="float" office:value="3.87986285714286" calcext:value-type="float">
            <text:p>3.8798628571</text:p>
          </table:table-cell>
          <table:table-cell table:formula="of:=[.G261]" office:value-type="float" office:value="1.97168857142857" calcext:value-type="float">
            <text:p>1.9716885714</text:p>
          </table:table-cell>
          <table:table-cell table:formula="of:=[.L21]" office:value-type="float" office:value="20.20764" calcext:value-type="float">
            <text:p>20.20764</text:p>
          </table:table-cell>
          <table:table-cell table:formula="of:=[.G196]" office:value-type="float" office:value="4.12393" calcext:value-type="float">
            <text:p>4.12393</text:p>
          </table:table-cell>
          <table:table-cell table:formula="of:=[.G317]" office:value-type="float" office:value="2.96576571428571" calcext:value-type="float">
            <text:p>2.9657657143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0.2932" calcext:value-type="float">
            <text:p>20.293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9"/>
          <table:table-cell table:formula="of:=[.K22]" office:value-type="float" office:value="12.81412" calcext:value-type="float">
            <text:p>12.81412</text:p>
          </table:table-cell>
          <table:table-cell table:formula="of:=[.G147]" office:value-type="float" office:value="3.47883428571429" calcext:value-type="float">
            <text:p>3.4788342857</text:p>
          </table:table-cell>
          <table:table-cell table:formula="of:=[.G268]" office:value-type="float" office:value="1.81525571428571" calcext:value-type="float">
            <text:p>1.8152557143</text:p>
          </table:table-cell>
          <table:table-cell table:formula="of:=[.L22]" office:value-type="float" office:value="29.94244" calcext:value-type="float">
            <text:p>29.94244</text:p>
          </table:table-cell>
          <table:table-cell table:formula="of:=[.G203]" office:value-type="float" office:value="5.95901285714286" calcext:value-type="float">
            <text:p>5.9590128571</text:p>
          </table:table-cell>
          <table:table-cell table:formula="of:=[.G324]" office:value-type="float" office:value="3.29508428571429" calcext:value-type="float">
            <text:p>3.2950842857</text:p>
          </table:table-cell>
          <table:table-cell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0.1773" calcext:value-type="float">
            <text:p>20.177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0.3448" calcext:value-type="float">
            <text:p>20.344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29.8269" calcext:value-type="float">
            <text:p>29.826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formula="of:=AVERAGE([.C84:.C88])" office:value-type="float" office:value="29.94244" calcext:value-type="float">
            <text:p>29.94244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29.961" calcext:value-type="float">
            <text:p>29.96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29.8088" calcext:value-type="float">
            <text:p>29.808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0.0142" calcext:value-type="float">
            <text:p>30.014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0.1013" calcext:value-type="float">
            <text:p>30.101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0" calcext:value-type="float">
            <text:p>10000</text:p>
          </table:table-cell>
          <table:table-cell table:number-columns-repeated="16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10^3 point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149" calcext:value-type="float">
            <text:p>73.14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91:.H97])" office:value-type="float" office:value="73.1447857142857" calcext:value-type="float">
            <text:p>73.1447857143</text:p>
          </table:table-cell>
          <table:table-cell office:value-type="float" office:value="73.149" calcext:value-type="float">
            <text:p>73.1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2115" calcext:value-type="float">
            <text:p>73.211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2115" calcext:value-type="float">
            <text:p>73.21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1441" calcext:value-type="float">
            <text:p>73.144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441" calcext:value-type="float">
            <text:p>73.14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1294" calcext:value-type="float">
            <text:p>73.129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294" calcext:value-type="float">
            <text:p>73.12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1274" calcext:value-type="float">
            <text:p>73.127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274" calcext:value-type="float">
            <text:p>73.12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1153" calcext:value-type="float">
            <text:p>73.115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153" calcext:value-type="float">
            <text:p>73.115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73.1368" calcext:value-type="float">
            <text:p>73.136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368" calcext:value-type="float">
            <text:p>73.13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1811" calcext:value-type="float">
            <text:p>73.181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98:.H104])" office:value-type="float" office:value="73.2945142857143" calcext:value-type="float">
            <text:p>73.2945142857</text:p>
          </table:table-cell>
          <table:table-cell office:value-type="float" office:value="73.1811" calcext:value-type="float">
            <text:p>73.18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1979" calcext:value-type="float">
            <text:p>73.197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979" calcext:value-type="float">
            <text:p>73.19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2121" calcext:value-type="float">
            <text:p>73.212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2121" calcext:value-type="float">
            <text:p>73.21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7994" calcext:value-type="float">
            <text:p>73.799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7994" calcext:value-type="float">
            <text:p>73.79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2121" calcext:value-type="float">
            <text:p>73.212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2121" calcext:value-type="float">
            <text:p>73.21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2107" calcext:value-type="float">
            <text:p>73.210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2107" calcext:value-type="float">
            <text:p>73.21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73.2483" calcext:value-type="float">
            <text:p>73.248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2483" calcext:value-type="float">
            <text:p>73.24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7.554" calcext:value-type="float">
            <text:p>37.55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05:.H111])" office:value-type="float" office:value="37.7244285714286" calcext:value-type="float">
            <text:p>37.7244285714</text:p>
          </table:table-cell>
          <table:table-cell office:value-type="float" office:value="37.554" calcext:value-type="float">
            <text:p>37.5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7.6615" calcext:value-type="float">
            <text:p>37.661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6615" calcext:value-type="float">
            <text:p>37.66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8.6593" calcext:value-type="float">
            <text:p>38.659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8.6593" calcext:value-type="float">
            <text:p>38.6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7.5465" calcext:value-type="float">
            <text:p>37.546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465" calcext:value-type="float">
            <text:p>37.54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7.5466" calcext:value-type="float">
            <text:p>37.546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466" calcext:value-type="float">
            <text:p>37.54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7.5557" calcext:value-type="float">
            <text:p>37.555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557" calcext:value-type="float">
            <text:p>37.55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37.5474" calcext:value-type="float">
            <text:p>37.547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474" calcext:value-type="float">
            <text:p>37.54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0.8573" calcext:value-type="float">
            <text:p>20.857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12:.H118])" office:value-type="float" office:value="21.0872714285714" calcext:value-type="float">
            <text:p>21.0872714286</text:p>
          </table:table-cell>
          <table:table-cell office:value-type="float" office:value="20.8573" calcext:value-type="float">
            <text:p>20.8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0.9097" calcext:value-type="float">
            <text:p>20.909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9097" calcext:value-type="float">
            <text:p>20.90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0.8708" calcext:value-type="float">
            <text:p>20.870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708" calcext:value-type="float">
            <text:p>20.87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0.869" calcext:value-type="float">
            <text:p>20.86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69" calcext:value-type="float">
            <text:p>20.8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0.8598" calcext:value-type="float">
            <text:p>20.859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598" calcext:value-type="float">
            <text:p>20.85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2.3221" calcext:value-type="float">
            <text:p>22.322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2.3221" calcext:value-type="float">
            <text:p>22.32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20.9222" calcext:value-type="float">
            <text:p>20.922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9222" calcext:value-type="float">
            <text:p>20.92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5869" calcext:value-type="float">
            <text:p>12.586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19:.H125])" office:value-type="float" office:value="12.6295142857143" calcext:value-type="float">
            <text:p>12.6295142857</text:p>
          </table:table-cell>
          <table:table-cell office:value-type="float" office:value="12.5869" calcext:value-type="float">
            <text:p>12.58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6357" calcext:value-type="float">
            <text:p>12.635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6357" calcext:value-type="float">
            <text:p>12.63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9155" calcext:value-type="float">
            <text:p>12.915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9155" calcext:value-type="float">
            <text:p>12.91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5795" calcext:value-type="float">
            <text:p>12.579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5795" calcext:value-type="float">
            <text:p>12.57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5871" calcext:value-type="float">
            <text:p>12.587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5871" calcext:value-type="float">
            <text:p>12.58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5219" calcext:value-type="float">
            <text:p>12.521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5219" calcext:value-type="float">
            <text:p>12.52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12.58" calcext:value-type="float">
            <text:p>12.5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58" calcext:value-type="float">
            <text:p>12.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91895" calcext:value-type="float">
            <text:p>7.9189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26:.H132])" office:value-type="float" office:value="7.92878428571429" calcext:value-type="float">
            <text:p>7.9287842857</text:p>
          </table:table-cell>
          <table:table-cell office:value-type="float" office:value="7.91895" calcext:value-type="float">
            <text:p>7.918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9214" calcext:value-type="float">
            <text:p>7.921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9214" calcext:value-type="float">
            <text:p>7.92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89726" calcext:value-type="float">
            <text:p>7.8972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9726" calcext:value-type="float">
            <text:p>7.897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96276" calcext:value-type="float">
            <text:p>7.9627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96276" calcext:value-type="float">
            <text:p>7.962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8573" calcext:value-type="float">
            <text:p>7.857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573" calcext:value-type="float">
            <text:p>7.857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99341" calcext:value-type="float">
            <text:p>7.9934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99341" calcext:value-type="float">
            <text:p>7.993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7.95041" calcext:value-type="float">
            <text:p>7.9504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95041" calcext:value-type="float">
            <text:p>7.950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30889" calcext:value-type="float">
            <text:p>5.3088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33:.H139])" office:value-type="float" office:value="5.27360571428571" calcext:value-type="float">
            <text:p>5.2736057143</text:p>
          </table:table-cell>
          <table:table-cell office:value-type="float" office:value="5.30889" calcext:value-type="float">
            <text:p>5.308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21287" calcext:value-type="float">
            <text:p>5.2128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21287" calcext:value-type="float">
            <text:p>5.2128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31103" calcext:value-type="float">
            <text:p>5.3110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31103" calcext:value-type="float">
            <text:p>5.311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31218" calcext:value-type="float">
            <text:p>5.3121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31218" calcext:value-type="float">
            <text:p>5.312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24502" calcext:value-type="float">
            <text:p>5.2450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24502" calcext:value-type="float">
            <text:p>5.245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31813" calcext:value-type="float">
            <text:p>5.3181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31813" calcext:value-type="float">
            <text:p>5.318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5.20712" calcext:value-type="float">
            <text:p>5.2071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20712" calcext:value-type="float">
            <text:p>5.207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3.85008" calcext:value-type="float">
            <text:p>3.8500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40:.H146])" office:value-type="float" office:value="3.87986285714286" calcext:value-type="float">
            <text:p>3.8798628571</text:p>
          </table:table-cell>
          <table:table-cell office:value-type="float" office:value="3.85008" calcext:value-type="float">
            <text:p>3.8500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4.01092" calcext:value-type="float">
            <text:p>4.0109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01092" calcext:value-type="float">
            <text:p>4.010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3.92363" calcext:value-type="float">
            <text:p>3.9236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92363" calcext:value-type="float">
            <text:p>3.923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3.91279" calcext:value-type="float">
            <text:p>3.9127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91279" calcext:value-type="float">
            <text:p>3.912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3.78259" calcext:value-type="float">
            <text:p>3.7825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78259" calcext:value-type="float">
            <text:p>3.782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3.79321" calcext:value-type="float">
            <text:p>3.7932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79321" calcext:value-type="float">
            <text:p>3.793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3.88582" calcext:value-type="float">
            <text:p>3.8858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88582" calcext:value-type="float">
            <text:p>3.885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54702" calcext:value-type="float">
            <text:p>3.5470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47:.H153])" office:value-type="float" office:value="3.47883428571429" calcext:value-type="float">
            <text:p>3.4788342857</text:p>
          </table:table-cell>
          <table:table-cell office:value-type="float" office:value="3.54702" calcext:value-type="float">
            <text:p>3.547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38534" calcext:value-type="float">
            <text:p>3.3853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38534" calcext:value-type="float">
            <text:p>3.385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56557" calcext:value-type="float">
            <text:p>3.5655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6557" calcext:value-type="float">
            <text:p>3.5655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48327" calcext:value-type="float">
            <text:p>3.4832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8327" calcext:value-type="float">
            <text:p>3.483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53436" calcext:value-type="float">
            <text:p>3.5343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3436" calcext:value-type="float">
            <text:p>3.534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35579" calcext:value-type="float">
            <text:p>3.3557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35579" calcext:value-type="float">
            <text:p>3.355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3.48049" calcext:value-type="float">
            <text:p>3.4804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8049" calcext:value-type="float">
            <text:p>3.4804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3.1974" calcext:value-type="float">
            <text:p>73.197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54:.H160])" office:value-type="float" office:value="73.4443571428571" calcext:value-type="float">
            <text:p>73.4443571429</text:p>
          </table:table-cell>
          <table:table-cell office:value-type="float" office:value="73.1974" calcext:value-type="float">
            <text:p>73.19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3.1661" calcext:value-type="float">
            <text:p>73.166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661" calcext:value-type="float">
            <text:p>73.166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4.945" calcext:value-type="float">
            <text:p>74.94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4.945" calcext:value-type="float">
            <text:p>74.9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3.1802" calcext:value-type="float">
            <text:p>73.180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802" calcext:value-type="float">
            <text:p>73.18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3.1504" calcext:value-type="float">
            <text:p>73.150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504" calcext:value-type="float">
            <text:p>73.15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3.1781" calcext:value-type="float">
            <text:p>73.178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1781" calcext:value-type="float">
            <text:p>73.17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73.2933" calcext:value-type="float">
            <text:p>73.293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3.2933" calcext:value-type="float">
            <text:p>73.29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7.5436" calcext:value-type="float">
            <text:p>37.543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61:.H167])" office:value-type="float" office:value="37.5968571428571" calcext:value-type="float">
            <text:p>37.5968571429</text:p>
          </table:table-cell>
          <table:table-cell office:value-type="float" office:value="37.5436" calcext:value-type="float">
            <text:p>37.54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8.0132" calcext:value-type="float">
            <text:p>38.013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8.0132" calcext:value-type="float">
            <text:p>38.01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7.5491" calcext:value-type="float">
            <text:p>37.549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491" calcext:value-type="float">
            <text:p>37.54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7.5089" calcext:value-type="float">
            <text:p>37.508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089" calcext:value-type="float">
            <text:p>37.50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7.5197" calcext:value-type="float">
            <text:p>37.519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197" calcext:value-type="float">
            <text:p>37.51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7.5171" calcext:value-type="float">
            <text:p>37.517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171" calcext:value-type="float">
            <text:p>37.51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37.5264" calcext:value-type="float">
            <text:p>37.526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7.5264" calcext:value-type="float">
            <text:p>37.526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1.6097" calcext:value-type="float">
            <text:p>21.609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68:.H174])" office:value-type="float" office:value="21.1734142857143" calcext:value-type="float">
            <text:p>21.1734142857</text:p>
          </table:table-cell>
          <table:table-cell office:value-type="float" office:value="21.6097" calcext:value-type="float">
            <text:p>21.609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2.2713" calcext:value-type="float">
            <text:p>22.271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2.2713" calcext:value-type="float">
            <text:p>22.27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1.0463" calcext:value-type="float">
            <text:p>21.046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1.0463" calcext:value-type="float">
            <text:p>21.04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0.8295" calcext:value-type="float">
            <text:p>20.829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295" calcext:value-type="float">
            <text:p>20.82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0.821" calcext:value-type="float">
            <text:p>20.82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21" calcext:value-type="float">
            <text:p>20.8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0.8227" calcext:value-type="float">
            <text:p>20.822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227" calcext:value-type="float">
            <text:p>20.822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20.8134" calcext:value-type="float">
            <text:p>20.813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0.8134" calcext:value-type="float">
            <text:p>20.81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2.5165" calcext:value-type="float">
            <text:p>12.516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75:.H181])" office:value-type="float" office:value="12.7461571428571" calcext:value-type="float">
            <text:p>12.7461571429</text:p>
          </table:table-cell>
          <table:table-cell office:value-type="float" office:value="12.5165" calcext:value-type="float">
            <text:p>12.51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2.8341" calcext:value-type="float">
            <text:p>12.834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8341" calcext:value-type="float">
            <text:p>12.83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2.7275" calcext:value-type="float">
            <text:p>12.7275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7275" calcext:value-type="float">
            <text:p>12.72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3.1841" calcext:value-type="float">
            <text:p>13.1841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3.1841" calcext:value-type="float">
            <text:p>13.18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2.8847" calcext:value-type="float">
            <text:p>12.884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8847" calcext:value-type="float">
            <text:p>12.88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2.5476" calcext:value-type="float">
            <text:p>12.547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5476" calcext:value-type="float">
            <text:p>12.54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12.5286" calcext:value-type="float">
            <text:p>12.528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2.5286" calcext:value-type="float">
            <text:p>12.528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6607" calcext:value-type="float">
            <text:p>7.8660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82:.H188])" office:value-type="float" office:value="7.87500285714286" calcext:value-type="float">
            <text:p>7.8750028571</text:p>
          </table:table-cell>
          <table:table-cell office:value-type="float" office:value="7.86607" calcext:value-type="float">
            <text:p>7.866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6378" calcext:value-type="float">
            <text:p>7.8637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6378" calcext:value-type="float">
            <text:p>7.863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8417" calcext:value-type="float">
            <text:p>7.88417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8417" calcext:value-type="float">
            <text:p>7.884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7629" calcext:value-type="float">
            <text:p>7.8762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7629" calcext:value-type="float">
            <text:p>7.876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7869" calcext:value-type="float">
            <text:p>7.8786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7869" calcext:value-type="float">
            <text:p>7.878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8698" calcext:value-type="float">
            <text:p>7.8869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8698" calcext:value-type="float">
            <text:p>7.886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7.86904" calcext:value-type="float">
            <text:p>7.8690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7.86904" calcext:value-type="float">
            <text:p>7.869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6854" calcext:value-type="float">
            <text:p>5.1685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89:.H195])" office:value-type="float" office:value="5.12511285714286" calcext:value-type="float">
            <text:p>5.1251128571</text:p>
          </table:table-cell>
          <table:table-cell office:value-type="float" office:value="5.16854" calcext:value-type="float">
            <text:p>5.168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1624" calcext:value-type="float">
            <text:p>5.1162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11624" calcext:value-type="float">
            <text:p>5.116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2144" calcext:value-type="float">
            <text:p>5.1214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12144" calcext:value-type="float">
            <text:p>5.121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1363" calcext:value-type="float">
            <text:p>5.1136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11363" calcext:value-type="float">
            <text:p>5.113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1976" calcext:value-type="float">
            <text:p>5.1197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11976" calcext:value-type="float">
            <text:p>5.119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1519" calcext:value-type="float">
            <text:p>5.1151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11519" calcext:value-type="float">
            <text:p>5.115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5.12099" calcext:value-type="float">
            <text:p>5.1209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12099" calcext:value-type="float">
            <text:p>5.120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09659" calcext:value-type="float">
            <text:p>4.0965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196:.H202])" office:value-type="float" office:value="4.12393" calcext:value-type="float">
            <text:p>4.12393</text:p>
          </table:table-cell>
          <table:table-cell office:value-type="float" office:value="4.09659" calcext:value-type="float">
            <text:p>4.096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1084" calcext:value-type="float">
            <text:p>4.108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1084" calcext:value-type="float">
            <text:p>4.108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19363" calcext:value-type="float">
            <text:p>4.1936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19363" calcext:value-type="float">
            <text:p>4.193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11388" calcext:value-type="float">
            <text:p>4.11388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11388" calcext:value-type="float">
            <text:p>4.113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1092" calcext:value-type="float">
            <text:p>4.109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1092" calcext:value-type="float">
            <text:p>4.109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14682" calcext:value-type="float">
            <text:p>4.14682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14682" calcext:value-type="float">
            <text:p>4.1468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4.09899" calcext:value-type="float">
            <text:p>4.0989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4.09899" calcext:value-type="float">
            <text:p>4.098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5.9404" calcext:value-type="float">
            <text:p>5.940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 table:formula="of:=AVERAGE([.H203:.H209])" office:value-type="float" office:value="5.95901285714286" calcext:value-type="float">
            <text:p>5.9590128571</text:p>
          </table:table-cell>
          <table:table-cell office:value-type="float" office:value="5.9404" calcext:value-type="float">
            <text:p>5.94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5.97044" calcext:value-type="float">
            <text:p>5.97044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97044" calcext:value-type="float">
            <text:p>5.970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5.93446" calcext:value-type="float">
            <text:p>5.9344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93446" calcext:value-type="float">
            <text:p>5.934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6.0419" calcext:value-type="float">
            <text:p>6.0419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.0419" calcext:value-type="float">
            <text:p>6.04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5.9606" calcext:value-type="float">
            <text:p>5.960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9606" calcext:value-type="float">
            <text:p>5.96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5.91933" calcext:value-type="float">
            <text:p>5.91933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91933" calcext:value-type="float">
            <text:p>5.919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5.94596" calcext:value-type="float">
            <text:p>5.94596</text:p>
          </table:table-cell>
          <table:table-cell office:value-type="float" office:value="2400" calcext:value-type="float">
            <text:p>2400</text:p>
          </table:table-cell>
          <table:table-cell office:value-type="float" office:value="800" calcext:value-type="float">
            <text:p>8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94596" calcext:value-type="float">
            <text:p>5.94596</text:p>
          </table:table-cell>
          <table:table-cell table:number-columns-repeated="14"/>
        </table:table-row>
        <table:table-row table:style-name="ro1">
          <table:table-cell table:number-columns-repeated="22"/>
        </table:table-row>
        <table:table-row table:style-name="ro1">
          <table:table-cell office:value-type="string" calcext:value-type="string">
            <text:p>1200 trees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8791" calcext:value-type="float">
            <text:p>31.879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12:.H218])" office:value-type="float" office:value="31.8885714285714" calcext:value-type="float">
            <text:p>31.8885714286</text:p>
          </table:table-cell>
          <table:table-cell office:value-type="float" office:value="31.8791" calcext:value-type="float">
            <text:p>31.87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8642" calcext:value-type="float">
            <text:p>31.864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642" calcext:value-type="float">
            <text:p>31.86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8863" calcext:value-type="float">
            <text:p>31.886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863" calcext:value-type="float">
            <text:p>31.88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865" calcext:value-type="float">
            <text:p>31.86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65" calcext:value-type="float">
            <text:p>31.8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8734" calcext:value-type="float">
            <text:p>31.873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734" calcext:value-type="float">
            <text:p>31.87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971" calcext:value-type="float">
            <text:p>31.97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71" calcext:value-type="float">
            <text:p>31.9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eq</text:p>
          </table:table-cell>
          <table:table-cell/>
          <table:table-cell office:value-type="float" office:value="31.881" calcext:value-type="float">
            <text:p>31.88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81" calcext:value-type="float">
            <text:p>31.8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48" calcext:value-type="float">
            <text:p>31.94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19:.H225])" office:value-type="float" office:value="31.9187" calcext:value-type="float">
            <text:p>31.9187</text:p>
          </table:table-cell>
          <table:table-cell office:value-type="float" office:value="31.948" calcext:value-type="float">
            <text:p>31.9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16" calcext:value-type="float">
            <text:p>31.91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16" calcext:value-type="float">
            <text:p>31.916</text:p>
          </table:table-cell>
          <table:table-cell office:value-type="string" calcext:value-type="string">
            <text:p>or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137" calcext:value-type="float">
            <text:p>31.913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137" calcext:value-type="float">
            <text:p>31.91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083" calcext:value-type="float">
            <text:p>31.908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083" calcext:value-type="float">
            <text:p>31.908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118" calcext:value-type="float">
            <text:p>31.91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118" calcext:value-type="float">
            <text:p>31.91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242" calcext:value-type="float">
            <text:p>31.924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242" calcext:value-type="float">
            <text:p>31.92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" calcext:value-type="float">
            <text:p>1</text:p>
          </table:table-cell>
          <table:table-cell office:value-type="float" office:value="31.9089" calcext:value-type="float">
            <text:p>31.908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089" calcext:value-type="float">
            <text:p>31.90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14" calcext:value-type="float">
            <text:p>16.51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26:.H232])" office:value-type="float" office:value="16.5254428571429" calcext:value-type="float">
            <text:p>16.5254428571</text:p>
          </table:table-cell>
          <table:table-cell office:value-type="float" office:value="16.514" calcext:value-type="float">
            <text:p>16.5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689" calcext:value-type="float">
            <text:p>16.568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689" calcext:value-type="float">
            <text:p>16.56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03" calcext:value-type="float">
            <text:p>16.50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3" calcext:value-type="float">
            <text:p>16.5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036" calcext:value-type="float">
            <text:p>16.503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36" calcext:value-type="float">
            <text:p>16.50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054" calcext:value-type="float">
            <text:p>16.505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54" calcext:value-type="float">
            <text:p>16.505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077" calcext:value-type="float">
            <text:p>16.507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77" calcext:value-type="float">
            <text:p>16.50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" calcext:value-type="float">
            <text:p>2</text:p>
          </table:table-cell>
          <table:table-cell office:value-type="float" office:value="16.5755" calcext:value-type="float">
            <text:p>16.575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755" calcext:value-type="float">
            <text:p>16.57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18034" calcext:value-type="float">
            <text:p>9.1803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33:.H239])" office:value-type="float" office:value="9.26848428571429" calcext:value-type="float">
            <text:p>9.2684842857</text:p>
          </table:table-cell>
          <table:table-cell office:value-type="float" office:value="9.18034" calcext:value-type="float">
            <text:p>9.1803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19548" calcext:value-type="float">
            <text:p>9.1954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9548" calcext:value-type="float">
            <text:p>9.1954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16705" calcext:value-type="float">
            <text:p>9.1670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6705" calcext:value-type="float">
            <text:p>9.167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16079" calcext:value-type="float">
            <text:p>9.1607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6079" calcext:value-type="float">
            <text:p>9.160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76575" calcext:value-type="float">
            <text:p>9.7657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76575" calcext:value-type="float">
            <text:p>9.7657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20266" calcext:value-type="float">
            <text:p>9.2026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20266" calcext:value-type="float">
            <text:p>9.202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4" calcext:value-type="float">
            <text:p>4</text:p>
          </table:table-cell>
          <table:table-cell office:value-type="float" office:value="9.20732" calcext:value-type="float">
            <text:p>9.2073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20732" calcext:value-type="float">
            <text:p>9.2073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4829" calcext:value-type="float">
            <text:p>5.482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40:.H246])" office:value-type="float" office:value="5.48818428571429" calcext:value-type="float">
            <text:p>5.4881842857</text:p>
          </table:table-cell>
          <table:table-cell office:value-type="float" office:value="5.4829" calcext:value-type="float">
            <text:p>5.482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47945" calcext:value-type="float">
            <text:p>5.4794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7945" calcext:value-type="float">
            <text:p>5.479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48451" calcext:value-type="float">
            <text:p>5.4845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8451" calcext:value-type="float">
            <text:p>5.4845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48285" calcext:value-type="float">
            <text:p>5.4828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8285" calcext:value-type="float">
            <text:p>5.482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51636" calcext:value-type="float">
            <text:p>5.5163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51636" calcext:value-type="float">
            <text:p>5.516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47463" calcext:value-type="float">
            <text:p>5.4746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7463" calcext:value-type="float">
            <text:p>5.474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" calcext:value-type="float">
            <text:p>8</text:p>
          </table:table-cell>
          <table:table-cell office:value-type="float" office:value="5.49659" calcext:value-type="float">
            <text:p>5.4965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9659" calcext:value-type="float">
            <text:p>5.4965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45295" calcext:value-type="float">
            <text:p>3.4529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47:.H253])" office:value-type="float" office:value="3.49564142857143" calcext:value-type="float">
            <text:p>3.4956414286</text:p>
          </table:table-cell>
          <table:table-cell office:value-type="float" office:value="3.45295" calcext:value-type="float">
            <text:p>3.452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44602" calcext:value-type="float">
            <text:p>3.4460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4602" calcext:value-type="float">
            <text:p>3.4460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46663" calcext:value-type="float">
            <text:p>3.4666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6663" calcext:value-type="float">
            <text:p>3.4666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52567" calcext:value-type="float">
            <text:p>3.5256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2567" calcext:value-type="float">
            <text:p>3.525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595" calcext:value-type="float">
            <text:p>3.59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95" calcext:value-type="float">
            <text:p>3.59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53803" calcext:value-type="float">
            <text:p>3.5380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3803" calcext:value-type="float">
            <text:p>3.5380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6" calcext:value-type="float">
            <text:p>16</text:p>
          </table:table-cell>
          <table:table-cell office:value-type="float" office:value="3.44519" calcext:value-type="float">
            <text:p>3.4451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4519" calcext:value-type="float">
            <text:p>3.445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38513" calcext:value-type="float">
            <text:p>2.3851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54:.H260])" office:value-type="float" office:value="2.39649857142857" calcext:value-type="float">
            <text:p>2.3964985714</text:p>
          </table:table-cell>
          <table:table-cell office:value-type="float" office:value="2.38513" calcext:value-type="float">
            <text:p>2.385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39593" calcext:value-type="float">
            <text:p>2.3959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39593" calcext:value-type="float">
            <text:p>2.395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4143" calcext:value-type="float">
            <text:p>2.414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143" calcext:value-type="float">
            <text:p>2.41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45344" calcext:value-type="float">
            <text:p>2.4534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5344" calcext:value-type="float">
            <text:p>2.4534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3717" calcext:value-type="float">
            <text:p>2.371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3717" calcext:value-type="float">
            <text:p>2.37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41206" calcext:value-type="float">
            <text:p>2.4120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1206" calcext:value-type="float">
            <text:p>2.412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32" calcext:value-type="float">
            <text:p>32</text:p>
          </table:table-cell>
          <table:table-cell office:value-type="float" office:value="2.34293" calcext:value-type="float">
            <text:p>2.3429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34293" calcext:value-type="float">
            <text:p>2.342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.97162" calcext:value-type="float">
            <text:p>1.9716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61:.H267])" office:value-type="float" office:value="1.97168857142857" calcext:value-type="float">
            <text:p>1.9716885714</text:p>
          </table:table-cell>
          <table:table-cell office:value-type="float" office:value="1.97162" calcext:value-type="float">
            <text:p>1.971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2.00391" calcext:value-type="float">
            <text:p>2.0039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00391" calcext:value-type="float">
            <text:p>2.003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2.02493" calcext:value-type="float">
            <text:p>2.0249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02493" calcext:value-type="float">
            <text:p>2.0249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2.00485" calcext:value-type="float">
            <text:p>2.0048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00485" calcext:value-type="float">
            <text:p>2.004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.94404" calcext:value-type="float">
            <text:p>1.944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94404" calcext:value-type="float">
            <text:p>1.944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.99841" calcext:value-type="float">
            <text:p>1.9984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99841" calcext:value-type="float">
            <text:p>1.998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64" calcext:value-type="float">
            <text:p>64</text:p>
          </table:table-cell>
          <table:table-cell office:value-type="float" office:value="1.85406" calcext:value-type="float">
            <text:p>1.8540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85406" calcext:value-type="float">
            <text:p>1.8540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7718" calcext:value-type="float">
            <text:p>1.77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68:.H274])" office:value-type="float" office:value="1.81525571428571" calcext:value-type="float">
            <text:p>1.8152557143</text:p>
          </table:table-cell>
          <table:table-cell office:value-type="float" office:value="1.7718" calcext:value-type="float">
            <text:p>1.77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85366" calcext:value-type="float">
            <text:p>1.8536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85366" calcext:value-type="float">
            <text:p>1.8536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87678" calcext:value-type="float">
            <text:p>1.8767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87678" calcext:value-type="float">
            <text:p>1.876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76776" calcext:value-type="float">
            <text:p>1.7677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76776" calcext:value-type="float">
            <text:p>1.767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85041" calcext:value-type="float">
            <text:p>1.8504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85041" calcext:value-type="float">
            <text:p>1.850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74522" calcext:value-type="float">
            <text:p>1.7452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74522" calcext:value-type="float">
            <text:p>1.745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128" calcext:value-type="float">
            <text:p>128</text:p>
          </table:table-cell>
          <table:table-cell office:value-type="float" office:value="1.84116" calcext:value-type="float">
            <text:p>1.8411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.84116" calcext:value-type="float">
            <text:p>1.841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878" calcext:value-type="float">
            <text:p>31.87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75:.H281])" office:value-type="float" office:value="31.8993" calcext:value-type="float">
            <text:p>31.8993</text:p>
          </table:table-cell>
          <table:table-cell office:value-type="float" office:value="31.878" calcext:value-type="float">
            <text:p>31.8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8767" calcext:value-type="float">
            <text:p>31.876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767" calcext:value-type="float">
            <text:p>31.87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8879" calcext:value-type="float">
            <text:p>31.887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879" calcext:value-type="float">
            <text:p>31.88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8972" calcext:value-type="float">
            <text:p>31.897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972" calcext:value-type="float">
            <text:p>31.89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8839" calcext:value-type="float">
            <text:p>31.883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8839" calcext:value-type="float">
            <text:p>31.88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9298" calcext:value-type="float">
            <text:p>31.929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298" calcext:value-type="float">
            <text:p>31.929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" calcext:value-type="float">
            <text:p>1</text:p>
          </table:table-cell>
          <table:table-cell office:value-type="float" office:value="31.9416" calcext:value-type="float">
            <text:p>31.941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1.9416" calcext:value-type="float">
            <text:p>31.94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4904" calcext:value-type="float">
            <text:p>16.49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82:.H288])" office:value-type="float" office:value="16.5031285714286" calcext:value-type="float">
            <text:p>16.5031285714</text:p>
          </table:table-cell>
          <table:table-cell office:value-type="float" office:value="16.4904" calcext:value-type="float">
            <text:p>16.49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5076" calcext:value-type="float">
            <text:p>16.507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76" calcext:value-type="float">
            <text:p>16.507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4999" calcext:value-type="float">
            <text:p>16.499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4999" calcext:value-type="float">
            <text:p>16.499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4939" calcext:value-type="float">
            <text:p>16.493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4939" calcext:value-type="float">
            <text:p>16.493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5079" calcext:value-type="float">
            <text:p>16.507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79" calcext:value-type="float">
            <text:p>16.507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5041" calcext:value-type="float">
            <text:p>16.504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041" calcext:value-type="float">
            <text:p>16.504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2" calcext:value-type="float">
            <text:p>2</text:p>
          </table:table-cell>
          <table:table-cell office:value-type="float" office:value="16.5181" calcext:value-type="float">
            <text:p>16.518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16.5181" calcext:value-type="float">
            <text:p>16.518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1467" calcext:value-type="float">
            <text:p>9.146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89:.H295])" office:value-type="float" office:value="9.23571" calcext:value-type="float">
            <text:p>9.23571</text:p>
          </table:table-cell>
          <table:table-cell office:value-type="float" office:value="9.1467" calcext:value-type="float">
            <text:p>9.14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13769" calcext:value-type="float">
            <text:p>9.1376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3769" calcext:value-type="float">
            <text:p>9.1376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14846" calcext:value-type="float">
            <text:p>9.1484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4846" calcext:value-type="float">
            <text:p>9.148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15552" calcext:value-type="float">
            <text:p>9.1555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5552" calcext:value-type="float">
            <text:p>9.155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1513" calcext:value-type="float">
            <text:p>9.151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513" calcext:value-type="float">
            <text:p>9.15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16588" calcext:value-type="float">
            <text:p>9.1658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16588" calcext:value-type="float">
            <text:p>9.1658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4" calcext:value-type="float">
            <text:p>4</text:p>
          </table:table-cell>
          <table:table-cell office:value-type="float" office:value="9.74442" calcext:value-type="float">
            <text:p>9.7444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9.74442" calcext:value-type="float">
            <text:p>9.7444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81633" calcext:value-type="float">
            <text:p>5.8163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296:.H302])" office:value-type="float" office:value="5.50091571428572" calcext:value-type="float">
            <text:p>5.5009157143</text:p>
          </table:table-cell>
          <table:table-cell office:value-type="float" office:value="5.81633" calcext:value-type="float">
            <text:p>5.8163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44452" calcext:value-type="float">
            <text:p>5.4445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4452" calcext:value-type="float">
            <text:p>5.4445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45318" calcext:value-type="float">
            <text:p>5.453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5318" calcext:value-type="float">
            <text:p>5.453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45004" calcext:value-type="float">
            <text:p>5.450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5004" calcext:value-type="float">
            <text:p>5.450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45037" calcext:value-type="float">
            <text:p>5.4503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5037" calcext:value-type="float">
            <text:p>5.4503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44685" calcext:value-type="float">
            <text:p>5.4468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4685" calcext:value-type="float">
            <text:p>5.4468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8" calcext:value-type="float">
            <text:p>8</text:p>
          </table:table-cell>
          <table:table-cell office:value-type="float" office:value="5.44512" calcext:value-type="float">
            <text:p>5.4451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5.44512" calcext:value-type="float">
            <text:p>5.445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43247" calcext:value-type="float">
            <text:p>3.4324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303:.H309])" office:value-type="float" office:value="3.48438285714286" calcext:value-type="float">
            <text:p>3.4843828571</text:p>
          </table:table-cell>
          <table:table-cell office:value-type="float" office:value="3.43247" calcext:value-type="float">
            <text:p>3.4324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44843" calcext:value-type="float">
            <text:p>3.4484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4843" calcext:value-type="float">
            <text:p>3.4484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49718" calcext:value-type="float">
            <text:p>3.4971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9718" calcext:value-type="float">
            <text:p>3.497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4826" calcext:value-type="float">
            <text:p>3.482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826" calcext:value-type="float">
            <text:p>3.482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54424" calcext:value-type="float">
            <text:p>3.5442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4424" calcext:value-type="float">
            <text:p>3.544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54371" calcext:value-type="float">
            <text:p>3.5437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54371" calcext:value-type="float">
            <text:p>3.543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6" calcext:value-type="float">
            <text:p>16</text:p>
          </table:table-cell>
          <table:table-cell office:value-type="float" office:value="3.44205" calcext:value-type="float">
            <text:p>3.4420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4205" calcext:value-type="float">
            <text:p>3.4420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2871" calcext:value-type="float">
            <text:p>2.4287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310:.H316])" office:value-type="float" office:value="2.43245" calcext:value-type="float">
            <text:p>2.43245</text:p>
          </table:table-cell>
          <table:table-cell office:value-type="float" office:value="2.42871" calcext:value-type="float">
            <text:p>2.4287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2858" calcext:value-type="float">
            <text:p>2.4285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2858" calcext:value-type="float">
            <text:p>2.4285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3323" calcext:value-type="float">
            <text:p>2.43323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3323" calcext:value-type="float">
            <text:p>2.4332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3391" calcext:value-type="float">
            <text:p>2.4339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3391" calcext:value-type="float">
            <text:p>2.4339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3245" calcext:value-type="float">
            <text:p>2.4324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3245" calcext:value-type="float">
            <text:p>2.4324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3255" calcext:value-type="float">
            <text:p>2.4325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3255" calcext:value-type="float">
            <text:p>2.432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32" calcext:value-type="float">
            <text:p>32</text:p>
          </table:table-cell>
          <table:table-cell office:value-type="float" office:value="2.43772" calcext:value-type="float">
            <text:p>2.4377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43772" calcext:value-type="float">
            <text:p>2.4377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6162" calcext:value-type="float">
            <text:p>2.96162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317:.H323])" office:value-type="float" office:value="2.96576571428571" calcext:value-type="float">
            <text:p>2.9657657143</text:p>
          </table:table-cell>
          <table:table-cell office:value-type="float" office:value="2.96162" calcext:value-type="float">
            <text:p>2.9616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9577" calcext:value-type="float">
            <text:p>2.9957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99577" calcext:value-type="float">
            <text:p>2.9957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5746" calcext:value-type="float">
            <text:p>2.9574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95746" calcext:value-type="float">
            <text:p>2.9574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7894" calcext:value-type="float">
            <text:p>2.9789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97894" calcext:value-type="float">
            <text:p>2.9789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455" calcext:value-type="float">
            <text:p>2.9455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9455" calcext:value-type="float">
            <text:p>2.945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674" calcext:value-type="float">
            <text:p>2.967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9674" calcext:value-type="float">
            <text:p>2.96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64" calcext:value-type="float">
            <text:p>64</text:p>
          </table:table-cell>
          <table:table-cell office:value-type="float" office:value="2.95367" calcext:value-type="float">
            <text:p>2.9536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2.95367" calcext:value-type="float">
            <text:p>2.9536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24624" calcext:value-type="float">
            <text:p>3.2462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 table:formula="of:=AVERAGE([.H324:.H330])" office:value-type="float" office:value="3.29508428571429" calcext:value-type="float">
            <text:p>3.2950842857</text:p>
          </table:table-cell>
          <table:table-cell office:value-type="float" office:value="3.24624" calcext:value-type="float">
            <text:p>3.2462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24589" calcext:value-type="float">
            <text:p>3.24589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24589" calcext:value-type="float">
            <text:p>3.2458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44407" calcext:value-type="float">
            <text:p>3.44407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44407" calcext:value-type="float">
            <text:p>3.444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39336" calcext:value-type="float">
            <text:p>3.39336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39336" calcext:value-type="float">
            <text:p>3.3933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23968" calcext:value-type="float">
            <text:p>3.23968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23968" calcext:value-type="float">
            <text:p>3.2396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24804" calcext:value-type="float">
            <text:p>3.24804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24804" calcext:value-type="float">
            <text:p>3.2480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hr</text:p>
          </table:table-cell>
          <table:table-cell office:value-type="float" office:value="128" calcext:value-type="float">
            <text:p>128</text:p>
          </table:table-cell>
          <table:table-cell office:value-type="float" office:value="3.24831" calcext:value-type="float">
            <text:p>3.24831</text:p>
          </table:table-cell>
          <table:table-cell office:value-type="float" office:value="1200" calcext:value-type="float">
            <text:p>1200</text:p>
          </table:table-cell>
          <table:table-cell office:value-type="float" office:value="400" calcext:value-type="float">
            <text:p>40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3.24831" calcext:value-type="float">
            <text:p>3.24831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7">00/00/0000</text:date>, <text:time style:data-style-name="N2" text:time-value="18:06:38.6998347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6T16:05:50.296629454</meta:creation-date>
    <meta:generator>LibreOffice/5.1.6.2$Linux_X86_64 LibreOffice_project/10m0$Build-2</meta:generator>
    <dc:date>2018-04-17T00:45:50.340857944</dc:date>
    <meta:editing-duration>PT6H35M5S</meta:editing-duration>
    <meta:editing-cycles>37</meta:editing-cycles>
    <meta:document-statistic meta:table-count="1" meta:cell-count="249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draw:stroke="dash" draw:stroke-dash="Ultrafine_20_2_20_Dots_20_3_20_Dashes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635cm" svg:height="13.575cm" xlink:href=".." xlink:type="simple" chart:class="chart:scatter" chart:style-name="ch1">
        <chart:title svg:x="8.294cm" svg:y="0.407cm" chart:style-name="ch2">
          <text:p>Xeon PHI</text:p>
        </chart:title>
        <chart:subtitle svg:x="7.805cm" svg:y="1.457cm" chart:style-name="ch3">
          <text:p>Completion Time</text:p>
        </chart:subtitle>
        <chart:legend chart:legend-position="end" svg:x="14.877cm" svg:y="5.741cm" style:legend-expansion="high" chart:style-name="ch4"/>
        <chart:plot-area chart:style-name="ch5" table:cell-range-address="Sheet1.I14:Sheet1.M22" chart:data-source-has-labels="row" svg:x="1.383cm" svg:y="2.411cm" svg:width="13.122cm" svg:height="9.912cm">
          <chartooo:coordinate-region svg:x="2.19cm" svg:y="2.611cm" svg:width="12.035cm" svg:height="9.065cm"/>
          <chart:axis chart:dimension="x" chart:name="primary-x" chart:style-name="ch6">
            <chart:title svg:x="7.04cm" svg:y="12.594cm" chart:style-name="ch7">
              <text:p>Workers no.</text:p>
            </chart:title>
          </chart:axis>
          <chart:axis chart:dimension="y" chart:name="primary-y" chart:style-name="ch6">
            <chart:title svg:x="0.451cm" svg:y="8.628cm" chart:style-name="ch8">
              <text:p>Completion Time</text:p>
            </chart:title>
            <chart:grid chart:style-name="ch9" chart:class="major"/>
          </chart:axis>
          <chart:series chart:style-name="ch10" chart:values-cell-range-address="Sheet1.J15:Sheet1.J22" chart:label-cell-address="Sheet1.J14:Sheet1.J14" chart:class="chart:scatter">
            <chart:domain table:cell-range-address="Sheet1.I15:Sheet1.I22"/>
            <chart:data-point chart:repeated="8"/>
          </chart:series>
          <chart:series chart:style-name="ch11" chart:values-cell-range-address="Sheet1.K15:Sheet1.K22" chart:label-cell-address="Sheet1.K14:Sheet1.K14" chart:class="chart:scatter">
            <chart:data-point chart:repeated="8"/>
          </chart:series>
          <chart:series chart:style-name="ch12" chart:values-cell-range-address="Sheet1.L15:Sheet1.L22" chart:label-cell-address="Sheet1.L14:Sheet1.L14" chart:class="chart:scatter">
            <chart:data-point chart:repeated="8"/>
          </chart:series>
          <chart:series chart:style-name="ch13" chart:values-cell-range-address="Sheet1.M15:Sheet1.M22" chart:label-cell-address="Sheet1.M14:Sheet1.M14" chart:class="chart:scatter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Sequential</text:p>
                <draw:g>
                  <svg:desc>Sheet1.J14:Sheet1.J14</svg:desc>
                </draw:g>
              </table:table-cell>
              <table:table-cell office:value-type="string">
                <text:p>FastFlow</text:p>
                <draw:g>
                  <svg:desc>Sheet1.K14:Sheet1.K14</svg:desc>
                </draw:g>
              </table:table-cell>
              <table:table-cell office:value-type="string">
                <text:p>Thread</text:p>
                <draw:g>
                  <svg:desc>Sheet1.L14:Sheet1.L14</svg:desc>
                </draw:g>
              </table:table-cell>
              <table:table-cell office:value-type="string">
                <text:p>Ideal</text:p>
                <draw:g>
                  <svg:desc>Sheet1.M14:Sheet1.M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15:Sheet1.I22</svg:desc>
                </draw:g>
              </table:table-cell>
              <table:table-cell office:value-type="float" office:value="514.5296">
                <text:p>514.5296</text:p>
                <draw:g>
                  <svg:desc>Sheet1.J15:Sheet1.J22</svg:desc>
                </draw:g>
              </table:table-cell>
              <table:table-cell office:value-type="float" office:value="514.7812">
                <text:p>514.7812</text:p>
                <draw:g>
                  <svg:desc>Sheet1.K15:Sheet1.K22</svg:desc>
                </draw:g>
              </table:table-cell>
              <table:table-cell office:value-type="float" office:value="514.6076">
                <text:p>514.6076</text:p>
                <draw:g>
                  <svg:desc>Sheet1.L15:Sheet1.L22</svg:desc>
                </draw:g>
              </table:table-cell>
              <table:table-cell office:value-type="float" office:value="514.5296">
                <text:p>514.5296</text:p>
                <draw:g>
                  <svg:desc>Sheet1.M15:Sheet1.M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514.5296">
                <text:p>514.5296</text:p>
              </table:table-cell>
              <table:table-cell office:value-type="float" office:value="263.6716">
                <text:p>263.6716</text:p>
              </table:table-cell>
              <table:table-cell office:value-type="float" office:value="267.7482">
                <text:p>267.7482</text:p>
              </table:table-cell>
              <table:table-cell office:value-type="float" office:value="258.0207">
                <text:p>258.02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14.5296">
                <text:p>514.5296</text:p>
              </table:table-cell>
              <table:table-cell office:value-type="float" office:value="139.4944">
                <text:p>139.4944</text:p>
              </table:table-cell>
              <table:table-cell office:value-type="float" office:value="138.4456">
                <text:p>138.4456</text:p>
              </table:table-cell>
              <table:table-cell office:value-type="float" office:value="129.76625">
                <text:p>129.766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14.5296">
                <text:p>514.5296</text:p>
              </table:table-cell>
              <table:table-cell office:value-type="float" office:value="73.70926">
                <text:p>73.70926</text:p>
              </table:table-cell>
              <table:table-cell office:value-type="float" office:value="75.2508">
                <text:p>75.2508</text:p>
              </table:table-cell>
              <table:table-cell office:value-type="float" office:value="65.639025">
                <text:p>65.639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514.5296">
                <text:p>514.5296</text:p>
              </table:table-cell>
              <table:table-cell office:value-type="float" office:value="42.68746">
                <text:p>42.68746</text:p>
              </table:table-cell>
              <table:table-cell office:value-type="float" office:value="42.5277">
                <text:p>42.5277</text:p>
              </table:table-cell>
              <table:table-cell office:value-type="float" office:value="33.5754125">
                <text:p>33.5754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514.5296">
                <text:p>514.5296</text:p>
              </table:table-cell>
              <table:table-cell office:value-type="float" office:value="25.04268">
                <text:p>25.04268</text:p>
              </table:table-cell>
              <table:table-cell office:value-type="float" office:value="24.93386">
                <text:p>24.93386</text:p>
              </table:table-cell>
              <table:table-cell office:value-type="float" office:value="17.54360625">
                <text:p>17.543606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514.5296">
                <text:p>514.5296</text:p>
              </table:table-cell>
              <table:table-cell office:value-type="float" office:value="16.4186">
                <text:p>16.4186</text:p>
              </table:table-cell>
              <table:table-cell office:value-type="float" office:value="20.20764">
                <text:p>20.20764</text:p>
              </table:table-cell>
              <table:table-cell office:value-type="float" office:value="9.527703125">
                <text:p>9.527703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514.5296">
                <text:p>514.5296</text:p>
              </table:table-cell>
              <table:table-cell office:value-type="float" office:value="12.81412">
                <text:p>12.81412</text:p>
              </table:table-cell>
              <table:table-cell office:value-type="float" office:value="29.94244">
                <text:p>29.94244</text:p>
              </table:table-cell>
              <table:table-cell office:value-type="float" office:value="5.51975156249999">
                <text:p>5.519751562499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otted_20__28_var_29_" draw:display-name="Ultrafine Dotted (var)" draw:style="rect" draw:dots1="1" draw:distance="5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dash" draw:stroke-dash="Dashed_20__28_var_29_"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.712cm" svg:height="9.856cm" xlink:href=".." xlink:type="simple" chart:class="chart:scatter" chart:style-name="ch1">
        <chart:title svg:x="7.333cm" svg:y="0.333cm" chart:style-name="ch2">
          <text:p>Xeon PHI</text:p>
        </chart:title>
        <chart:subtitle svg:x="7.518cm" svg:y="1.309cm" chart:style-name="ch3">
          <text:p>Speedup</text:p>
        </chart:subtitle>
        <chart:legend chart:legend-position="end" svg:x="13.166cm" svg:y="4.131cm" style:legend-expansion="high" chart:style-name="ch4"/>
        <chart:plot-area chart:style-name="ch5" table:cell-range-address="Sheet1.O14:Sheet1.R22" chart:data-source-has-labels="row" svg:x="1.345cm" svg:y="2.189cm" svg:width="11.487cm" svg:height="6.489cm">
          <chartooo:coordinate-region svg:x="1.966cm" svg:y="2.388cm" svg:width="10.4cm" svg:height="5.643cm"/>
          <chart:axis chart:dimension="x" chart:name="primary-x" chart:style-name="ch6">
            <chart:title svg:x="6.184cm" svg:y="8.875cm" chart:style-name="ch7">
              <text:p>Workers no.</text:p>
            </chart:title>
          </chart:axis>
          <chart:axis chart:dimension="y" chart:name="primary-y" chart:style-name="ch6">
            <chart:title svg:x="0.451cm" svg:y="6.152cm" chart:style-name="ch8">
              <text:p>Speedup</text:p>
            </chart:title>
            <chart:grid chart:style-name="ch9" chart:class="major"/>
          </chart:axis>
          <chart:series chart:style-name="ch10" chart:values-cell-range-address="Sheet1.P15:Sheet1.P22" chart:label-cell-address="Sheet1.P14:Sheet1.P14" chart:class="chart:scatter">
            <chart:domain table:cell-range-address="Sheet1.O15:Sheet1.O22"/>
            <chart:data-point chart:repeated="8"/>
          </chart:series>
          <chart:series chart:style-name="ch11" chart:values-cell-range-address="Sheet1.Q15:Sheet1.Q22" chart:label-cell-address="Sheet1.Q14:Sheet1.Q14" chart:class="chart:scatter">
            <chart:data-point chart:repeated="8"/>
          </chart:series>
          <chart:series chart:style-name="ch12" chart:values-cell-range-address="Sheet1.R15:Sheet1.R22" chart:label-cell-address="Sheet1.R14:Sheet1.R14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O</text:p>
              </table:table-cell>
              <table:table-cell office:value-type="string">
                <text:p>FastFlow</text:p>
                <draw:g>
                  <svg:desc>Sheet1.P14:Sheet1.P14</svg:desc>
                </draw:g>
              </table:table-cell>
              <table:table-cell office:value-type="string">
                <text:p>Thread</text:p>
                <draw:g>
                  <svg:desc>Sheet1.Q14:Sheet1.Q14</svg:desc>
                </draw:g>
              </table:table-cell>
              <table:table-cell office:value-type="string">
                <text:p>Ideal</text:p>
                <draw:g>
                  <svg:desc>Sheet1.R14:Sheet1.R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O15:Sheet1.O22</svg:desc>
                </draw:g>
              </table:table-cell>
              <table:table-cell office:value-type="float" office:value="0.999511248662538">
                <text:p>0.999511248662538</text:p>
                <draw:g>
                  <svg:desc>Sheet1.P15:Sheet1.P22</svg:desc>
                </draw:g>
              </table:table-cell>
              <table:table-cell office:value-type="float" office:value="0.999848428200439">
                <text:p>0.999848428200439</text:p>
                <draw:g>
                  <svg:desc>Sheet1.Q15:Sheet1.Q22</svg:desc>
                </draw:g>
              </table:table-cell>
              <table:table-cell office:value-type="float" office:value="1">
                <text:p>1</text:p>
                <draw:g>
                  <svg:desc>Sheet1.R15:Sheet1.R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95140318487088">
                <text:p>1.95140318487088</text:p>
              </table:table-cell>
              <table:table-cell office:value-type="float" office:value="1.92169209727647">
                <text:p>1.921692097276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.6885322995045">
                <text:p>3.6885322995045</text:p>
              </table:table-cell>
              <table:table-cell office:value-type="float" office:value="3.71647491866842">
                <text:p>3.7164749186684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6.98052863371577">
                <text:p>6.98052863371577</text:p>
              </table:table-cell>
              <table:table-cell office:value-type="float" office:value="6.83752996645883">
                <text:p>6.8375299664588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2.0534133443405">
                <text:p>12.0534133443405</text:p>
              </table:table-cell>
              <table:table-cell office:value-type="float" office:value="12.0986933222347">
                <text:p>12.098693322234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20.5461076849602">
                <text:p>20.5461076849602</text:p>
              </table:table-cell>
              <table:table-cell office:value-type="float" office:value="20.6357780143147">
                <text:p>20.635778014314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31.3382139768311">
                <text:p>31.3382139768311</text:p>
              </table:table-cell>
              <table:table-cell office:value-type="float" office:value="25.4621321440802">
                <text:p>25.462132144080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40.1533308568985">
                <text:p>40.1533308568985</text:p>
              </table:table-cell>
              <table:table-cell office:value-type="float" office:value="17.183956952072">
                <text:p>17.183956952072</text:p>
              </table:table-cell>
              <table:table-cell office:value-type="float" office:value="128">
                <text:p>1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02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draw:stroke="dash" draw:stroke-dash="Dash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draw:stroke="dash" draw:stroke-dash="Ultrafine_20_Dotted_20__28_var_29_" svg:stroke-width="0.08cm" svg:stroke-color="#000000" draw:fill-color="#00000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77cm" svg:y="0.316cm" chart:style-name="ch2">
          <text:p>Xeon PHI</text:p>
        </chart:title>
        <chart:subtitle svg:x="7.096cm" svg:y="1.275cm" chart:style-name="ch3">
          <text:p>Efficiency</text:p>
        </chart:subtitle>
        <chart:legend chart:legend-position="end" svg:x="12.454cm" svg:y="3.703cm" style:legend-expansion="high" chart:style-name="ch4"/>
        <chart:plot-area chart:style-name="ch5" table:cell-range-address="Sheet1.I55:Sheet1.L63" chart:data-source-has-labels="row" svg:x="1.331cm" svg:y="2.138cm" svg:width="10.803cm" svg:height="5.701cm">
          <chartooo:coordinate-region svg:x="2.058cm" svg:y="2.338cm" svg:width="9.796cm" svg:height="4.854cm"/>
          <chart:axis chart:dimension="x" chart:name="primary-x" chart:style-name="ch6">
            <chart:title svg:x="5.828cm" svg:y="8.019cm" chart:style-name="ch7">
              <text:p>Workers no.</text:p>
            </chart:title>
          </chart:axis>
          <chart:axis chart:dimension="y" chart:name="primary-y" chart:style-name="ch6">
            <chart:title svg:x="0.451cm" svg:y="5.72cm" chart:style-name="ch8">
              <text:p>Efficiency</text:p>
            </chart:title>
            <chart:grid chart:style-name="ch9" chart:class="major"/>
          </chart:axis>
          <chart:series chart:style-name="ch10" chart:values-cell-range-address="Sheet1.J56:Sheet1.J63" chart:label-cell-address="Sheet1.J55:Sheet1.J55" chart:class="chart:scatter">
            <chart:domain table:cell-range-address="Sheet1.I56:Sheet1.I63"/>
            <chart:data-point chart:repeated="8"/>
          </chart:series>
          <chart:series chart:style-name="ch11" chart:values-cell-range-address="Sheet1.K56:Sheet1.K63" chart:label-cell-address="Sheet1.K55:Sheet1.K55" chart:class="chart:scatter">
            <chart:data-point chart:repeated="8"/>
          </chart:series>
          <chart:series chart:style-name="ch12" chart:values-cell-range-address="Sheet1.L56:Sheet1.L63" chart:label-cell-address="Sheet1.L55:Sheet1.L55" chart:class="chart:scatter">
            <chart:data-point chart:repeated="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  <table:table-cell office:value-type="string">
                <text:p>FastFlow</text:p>
                <draw:g>
                  <svg:desc>Sheet1.J55:Sheet1.J55</svg:desc>
                </draw:g>
              </table:table-cell>
              <table:table-cell office:value-type="string">
                <text:p>Thread</text:p>
                <draw:g>
                  <svg:desc>Sheet1.K55:Sheet1.K55</svg:desc>
                </draw:g>
              </table:table-cell>
              <table:table-cell office:value-type="string">
                <text:p>Ideal</text:p>
                <draw:g>
                  <svg:desc>Sheet1.L55:Sheet1.L5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I56:Sheet1.I63</svg:desc>
                </draw:g>
              </table:table-cell>
              <table:table-cell office:value-type="float" office:value="0.999511248662538">
                <text:p>0.999511248662538</text:p>
                <draw:g>
                  <svg:desc>Sheet1.J56:Sheet1.J63</svg:desc>
                </draw:g>
              </table:table-cell>
              <table:table-cell office:value-type="float" office:value="0.999848428200439">
                <text:p>0.999848428200439</text:p>
                <draw:g>
                  <svg:desc>Sheet1.K56:Sheet1.K63</svg:desc>
                </draw:g>
              </table:table-cell>
              <table:table-cell office:value-type="float" office:value="1">
                <text:p>1</text:p>
                <draw:g>
                  <svg:desc>Sheet1.L56:Sheet1.L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97856841616617">
                <text:p>0.97856841616617</text:p>
              </table:table-cell>
              <table:table-cell office:value-type="float" office:value="0.963669223546601">
                <text:p>0.9636692235466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30261358162048">
                <text:p>0.930261358162048</text:p>
              </table:table-cell>
              <table:table-cell office:value-type="float" office:value="0.937308589077587">
                <text:p>0.9373085890775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890512603165464">
                <text:p>0.890512603165464</text:p>
              </table:table-cell>
              <table:table-cell office:value-type="float" office:value="0.872270128689662">
                <text:p>0.8722701286896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786540414913419">
                <text:p>0.786540414913419</text:p>
              </table:table-cell>
              <table:table-cell office:value-type="float" office:value="0.789495140814105">
                <text:p>0.789495140814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0.70054827398665">
                <text:p>0.70054827398665</text:p>
              </table:table-cell>
              <table:table-cell office:value-type="float" office:value="0.70360570926443">
                <text:p>0.703605709264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">
                <text:p>64</text:p>
              </table:table-cell>
              <table:table-cell office:value-type="float" office:value="0.580299363222199">
                <text:p>0.580299363222199</text:p>
              </table:table-cell>
              <table:table-cell office:value-type="float" office:value="0.471490145558808">
                <text:p>0.4714901455588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8">
                <text:p>128</text:p>
              </table:table-cell>
              <table:table-cell office:value-type="float" office:value="0.430755413754514">
                <text:p>0.430755413754514</text:p>
              </table:table-cell>
              <table:table-cell office:value-type="float" office:value="0.184345416155129">
                <text:p>0.18434541615512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draw:stroke-dash draw:name="Ultrafine_20_Dotted_20__28_var_29_" draw:display-name="Ultrafine Dotted (var)" draw:style="rect" draw:dots1="1" draw:distance="50%"/>
  </office:styles>
</office:document-styles>
</file>